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Readme</text:span><text:span text:style-name="T1_2"><text:s/></text:span><text:span text:style-name="T1_3">file</text:span><text:span text:style-name="T1_4"><text:s/></text:span><text:span text:style-name="T1_5">for</text:span><text:span text:style-name="T1_6"><text:s/></text:span><text:span text:style-name="T1_7">Arduino</text:span><text:span text:style-name="T1_8"><text:s/></text:span><text:span text:style-name="T1_9">Time</text:span><text:span text:style-name="T1_10"><text:s/></text:span><text:span text:style-name="T1_11">Library</text:span></text:p>
      <text:p text:style-name="P2"/>
      <text:p text:style-name="P3"><text:span text:style-name="T3_1">Time</text:span><text:span text:style-name="T3_2"><text:s/></text:span><text:span text:style-name="T3_3">is</text:span><text:span text:style-name="T3_4"><text:s/></text:span><text:span text:style-name="T3_5">a</text:span><text:span text:style-name="T3_6"><text:s/></text:span><text:span text:style-name="T3_7">library</text:span><text:span text:style-name="T3_8"><text:s/></text:span><text:span text:style-name="T3_9">that</text:span><text:span text:style-name="T3_10"><text:s/></text:span><text:span text:style-name="T3_11">provides</text:span><text:span text:style-name="T3_12"><text:s/></text:span><text:span text:style-name="T3_13">timekeeping</text:span><text:span text:style-name="T3_14"><text:s/></text:span><text:span text:style-name="T3_15">functionality</text:span><text:span text:style-name="T3_16"><text:s/></text:span><text:span text:style-name="T3_17">for</text:span><text:span text:style-name="T3_18"><text:s/></text:span><text:span text:style-name="T3_19">Arduino</text:span><text:span text:style-name="T3_20">.</text:span></text:p>
      <text:p text:style-name="P4"/>
      <text:p text:style-name="P5"><text:span text:style-name="T5_1">The</text:span><text:span text:style-name="T5_2"><text:s/></text:span><text:span text:style-name="T5_3">code</text:span><text:span text:style-name="T5_4"><text:s/></text:span><text:span text:style-name="T5_5">is</text:span><text:span text:style-name="T5_6"><text:s/></text:span><text:span text:style-name="T5_7">derived</text:span><text:span text:style-name="T5_8"><text:s/></text:span><text:span text:style-name="T5_9">from</text:span><text:span text:style-name="T5_10"><text:s/></text:span><text:span text:style-name="T5_11">the</text:span><text:span text:style-name="T5_12"><text:s/></text:span><text:span text:style-name="T5_13">Playground</text:span><text:span text:style-name="T5_14"><text:s/></text:span><text:span text:style-name="T5_15">DateTime</text:span><text:span text:style-name="T5_16"><text:s/></text:span><text:span text:style-name="T5_17">library</text:span><text:span text:style-name="T5_18"><text:s/></text:span><text:span text:style-name="T5_19">but</text:span><text:span text:style-name="T5_20"><text:s/></text:span><text:span text:style-name="T5_21">is</text:span><text:span text:style-name="T5_22"><text:s/></text:span><text:span text:style-name="T5_23">updated</text:span></text:p>
      <text:p text:style-name="P6"><text:span text:style-name="T6_1">to</text:span><text:span text:style-name="T6_2"><text:s/></text:span><text:span text:style-name="T6_3">provide</text:span><text:span text:style-name="T6_4"><text:s/></text:span><text:span text:style-name="T6_5">an</text:span><text:span text:style-name="T6_6"><text:s/></text:span><text:span text:style-name="T6_7">API</text:span><text:span text:style-name="T6_8"><text:s/></text:span><text:span text:style-name="T6_9">that</text:span><text:span text:style-name="T6_10"><text:s/></text:span><text:span text:style-name="T6_11">is</text:span><text:span text:style-name="T6_12"><text:s/></text:span><text:span text:style-name="T6_13">more</text:span><text:span text:style-name="T6_14"><text:s/></text:span><text:span text:style-name="T6_15">flexable</text:span><text:span text:style-name="T6_16"><text:s/></text:span><text:span text:style-name="T6_17">and</text:span><text:span text:style-name="T6_18"><text:s/></text:span><text:span text:style-name="T6_19">easier</text:span><text:span text:style-name="T6_20"><text:s/></text:span><text:span text:style-name="T6_21">to</text:span><text:span text:style-name="T6_22"><text:s/></text:span><text:span text:style-name="T6_23">use</text:span><text:span text:style-name="T6_24">.</text:span></text:p>
      <text:p text:style-name="P7"/>
      <text:p text:style-name="P8"><text:span text:style-name="T8_1">A</text:span><text:span text:style-name="T8_2"><text:s/></text:span><text:span text:style-name="T8_3">primary</text:span><text:span text:style-name="T8_4"><text:s/></text:span><text:span text:style-name="T8_5">goal</text:span><text:span text:style-name="T8_6"><text:s/></text:span><text:span text:style-name="T8_7">was</text:span><text:span text:style-name="T8_8"><text:s/></text:span><text:span text:style-name="T8_9">to</text:span><text:span text:style-name="T8_10"><text:s/></text:span><text:span text:style-name="T8_11">enable</text:span><text:span text:style-name="T8_12"><text:s/></text:span><text:span text:style-name="T8_13">date</text:span><text:span text:style-name="T8_14"><text:s/></text:span><text:span text:style-name="T8_15">and</text:span><text:span text:style-name="T8_16"><text:s/></text:span><text:span text:style-name="T8_17">time</text:span><text:span text:style-name="T8_18"><text:s/></text:span><text:span text:style-name="T8_19">functionality</text:span><text:span text:style-name="T8_20"><text:s/></text:span><text:span text:style-name="T8_21">that</text:span><text:span text:style-name="T8_22"><text:s/></text:span><text:span text:style-name="T8_23">can</text:span><text:span text:style-name="T8_24"><text:s/></text:span><text:span text:style-name="T8_25">be</text:span><text:span text:style-name="T8_26"><text:s/></text:span><text:span text:style-name="T8_27">used</text:span><text:span text:style-name="T8_28"><text:s/></text:span><text:span text:style-name="T8_29">with</text:span></text:p>
      <text:p text:style-name="P9"><text:span text:style-name="T9_1">a</text:span><text:span text:style-name="T9_2"><text:s/></text:span><text:span text:style-name="T9_3">variety</text:span><text:span text:style-name="T9_4"><text:s/></text:span><text:span text:style-name="T9_5">of</text:span><text:span text:style-name="T9_6"><text:s/></text:span><text:span text:style-name="T9_7">external</text:span><text:span text:style-name="T9_8"><text:s/></text:span><text:span text:style-name="T9_9">time</text:span><text:span text:style-name="T9_10"><text:s/></text:span><text:span text:style-name="T9_11">sources</text:span><text:span text:style-name="T9_12"><text:s/></text:span><text:span text:style-name="T9_13">with</text:span><text:span text:style-name="T9_14"><text:s/></text:span><text:span text:style-name="T9_15">minimum</text:span><text:span text:style-name="T9_16"><text:s/></text:span><text:span text:style-name="T9_17">differences</text:span><text:span text:style-name="T9_18"><text:s/></text:span><text:span text:style-name="T9_19">required</text:span><text:span text:style-name="T9_20"><text:s/></text:span><text:span text:style-name="T9_21">in</text:span><text:span text:style-name="T9_22"><text:s/></text:span><text:span text:style-name="T9_23">sketch</text:span><text:span text:style-name="T9_24"><text:s/></text:span><text:span text:style-name="T9_25">logic</text:span><text:span text:style-name="T9_26">.</text:span></text:p>
      <text:p text:style-name="P10"/>
      <text:p text:style-name="P11"><text:span text:style-name="T11_1">Example</text:span><text:span text:style-name="T11_2"><text:s/></text:span><text:span text:style-name="T11_3">sketches</text:span><text:span text:style-name="T11_4"><text:s/></text:span><text:span text:style-name="T11_5">illustrate</text:span><text:span text:style-name="T11_6"><text:s/></text:span><text:span text:style-name="T11_7">how</text:span><text:span text:style-name="T11_8"><text:s/></text:span><text:span text:style-name="T11_9">similar</text:span><text:span text:style-name="T11_10"><text:s/></text:span><text:span text:style-name="T11_11">sketch</text:span><text:span text:style-name="T11_12"><text:s/></text:span><text:span text:style-name="T11_13">code</text:span><text:span text:style-name="T11_14"><text:s/></text:span><text:span text:style-name="T11_15">can</text:span><text:span text:style-name="T11_16"><text:s/></text:span><text:span text:style-name="T11_17">be</text:span><text:span text:style-name="T11_18"><text:s/></text:span><text:span text:style-name="T11_19">used</text:span><text:span text:style-name="T11_20"><text:s/></text:span><text:span text:style-name="T11_21">with</text:span><text:span text:style-name="T11_22">:<text:s/></text:span><text:span text:style-name="T11_23">a</text:span><text:span text:style-name="T11_24"><text:s/></text:span><text:span text:style-name="T11_25">Real</text:span><text:span text:style-name="T11_26"><text:s/></text:span><text:span text:style-name="T11_27">Time</text:span><text:span text:style-name="T11_28"><text:s/></text:span><text:span text:style-name="T11_29">Clock</text:span><text:span text:style-name="T11_30">,</text:span></text:p>
      <text:p text:style-name="P12"><text:span text:style-name="T12_1">internet</text:span><text:span text:style-name="T12_2"><text:s/></text:span><text:span text:style-name="T12_3">NTP</text:span><text:span text:style-name="T12_4"><text:s/></text:span><text:span text:style-name="T12_5">time</text:span><text:span text:style-name="T12_6"><text:s/></text:span><text:span text:style-name="T12_7">service</text:span><text:span text:style-name="T12_8">,<text:s/></text:span><text:span text:style-name="T12_9">GPS</text:span><text:span text:style-name="T12_10"><text:s/></text:span><text:span text:style-name="T12_11">time</text:span><text:span text:style-name="T12_12"><text:s/></text:span><text:span text:style-name="T12_13">data</text:span><text:span text:style-name="T12_14">,<text:s/></text:span><text:span text:style-name="T12_15">and</text:span><text:span text:style-name="T12_16"><text:s/></text:span><text:span text:style-name="T12_17">Serial</text:span><text:span text:style-name="T12_18"><text:s/></text:span><text:span text:style-name="T12_19">time</text:span><text:span text:style-name="T12_20"><text:s/></text:span><text:span text:style-name="T12_21">messages</text:span><text:span text:style-name="T12_22"><text:s/></text:span><text:span text:style-name="T12_23">from</text:span><text:span text:style-name="T12_24"><text:s/></text:span><text:span text:style-name="T12_25">a</text:span><text:span text:style-name="T12_26"><text:s/></text:span><text:span text:style-name="T12_27">computer</text:span></text:p>
      <text:p text:style-name="P13"><text:span text:style-name="T13_1">for</text:span><text:span text:style-name="T13_2"><text:s/></text:span><text:span text:style-name="T13_3">time</text:span><text:span text:style-name="T13_4"><text:s/></text:span><text:span text:style-name="T13_5">synchronization</text:span><text:span text:style-name="T13_6">.</text:span></text:p>
      <text:p text:style-name="P14"/>
      <text:p text:style-name="P15"><text:span text:style-name="T15_1">The</text:span><text:span text:style-name="T15_2"><text:s/></text:span><text:span text:style-name="T15_3">functions</text:span><text:span text:style-name="T15_4"><text:s/></text:span><text:span text:style-name="T15_5">available</text:span><text:span text:style-name="T15_6"><text:s/></text:span><text:span text:style-name="T15_7">in</text:span><text:span text:style-name="T15_8"><text:s/></text:span><text:span text:style-name="T15_9">the</text:span><text:span text:style-name="T15_10"><text:s/></text:span><text:span text:style-name="T15_11">library</text:span><text:span text:style-name="T15_12"><text:s/></text:span><text:span text:style-name="T15_13">include</text:span><text:span text:style-name="T15_14">:</text:span></text:p>
      <text:p text:style-name="P16"/>
      <text:p text:style-name="P17"><text:span text:style-name="T17_1">hour</text:span><text:span text:style-name="T17_2">();<text:s text:c="12"/>//<text:s/></text:span><text:span text:style-name="T17_3">the</text:span><text:span text:style-name="T17_4"><text:s/></text:span><text:span text:style-name="T17_5">hour</text:span><text:span text:style-name="T17_6"><text:s/></text:span><text:span text:style-name="T17_7">now</text:span><text:span text:style-name="T17_8"><text:s text:c="2"/>(0-23)</text:span></text:p>
      <text:p text:style-name="P18"><text:span text:style-name="T18_1">minute</text:span><text:span text:style-name="T18_2">();<text:s text:c="10"/>//<text:s/></text:span><text:span text:style-name="T18_3">the</text:span><text:span text:style-name="T18_4"><text:s/></text:span><text:span text:style-name="T18_5">minute</text:span><text:span text:style-name="T18_6"><text:s/></text:span><text:span text:style-name="T18_7">now</text:span><text:span text:style-name="T18_8"><text:s/>(0-59)<text:s text:c="10"/></text:span></text:p>
      <text:p text:style-name="P19"><text:span text:style-name="T19_1">second</text:span><text:span text:style-name="T19_2">();<text:s text:c="10"/>//<text:s/></text:span><text:span text:style-name="T19_3">the</text:span><text:span text:style-name="T19_4"><text:s/></text:span><text:span text:style-name="T19_5">second</text:span><text:span text:style-name="T19_6"><text:s/></text:span><text:span text:style-name="T19_7">now</text:span><text:span text:style-name="T19_8"><text:s/>(0-59)<text:s/></text:span></text:p>
      <text:p text:style-name="P20"><text:span text:style-name="T20_1">day</text:span><text:span text:style-name="T20_2">();<text:s text:c="13"/>//<text:s/></text:span><text:span text:style-name="T20_3">the</text:span><text:span text:style-name="T20_4"><text:s/></text:span><text:span text:style-name="T20_5">day</text:span><text:span text:style-name="T20_6"><text:s/></text:span><text:span text:style-name="T20_7">now</text:span><text:span text:style-name="T20_8"><text:s/>(1-31)</text:span></text:p>
      <text:p text:style-name="P21"><text:span text:style-name="T21_1">weekday</text:span><text:span text:style-name="T21_2">();<text:s text:c="9"/>//<text:s/></text:span><text:span text:style-name="T21_3">day</text:span><text:span text:style-name="T21_4"><text:s/></text:span><text:span text:style-name="T21_5">of</text:span><text:span text:style-name="T21_6"><text:s/></text:span><text:span text:style-name="T21_7">the</text:span><text:span text:style-name="T21_8"><text:s/></text:span><text:span text:style-name="T21_9">week</text:span><text:span text:style-name="T21_10">,<text:s/></text:span><text:span text:style-name="T21_11">Sunday</text:span><text:span text:style-name="T21_12"><text:s/></text:span><text:span text:style-name="T21_13">is</text:span><text:span text:style-name="T21_14"><text:s/></text:span><text:span text:style-name="T21_15">day</text:span><text:span text:style-name="T21_16"><text:s/>0<text:s/></text:span></text:p>
      <text:p text:style-name="P22"><text:span text:style-name="T22_1">month</text:span><text:span text:style-name="T22_2">();<text:s text:c="11"/>//<text:s/></text:span><text:span text:style-name="T22_3">the</text:span><text:span text:style-name="T22_4"><text:s/></text:span><text:span text:style-name="T22_5">month</text:span><text:span text:style-name="T22_6"><text:s/></text:span><text:span text:style-name="T22_7">now</text:span><text:span text:style-name="T22_8"><text:s/>(1-12)</text:span></text:p>
      <text:p text:style-name="P23"><text:span text:style-name="T23_1">year</text:span><text:span text:style-name="T23_2">();<text:s text:c="12"/>//<text:s/></text:span><text:span text:style-name="T23_3">the</text:span><text:span text:style-name="T23_4"><text:s/></text:span><text:span text:style-name="T23_5">full</text:span><text:span text:style-name="T23_6"><text:s/></text:span><text:span text:style-name="T23_7">four</text:span><text:span text:style-name="T23_8"><text:s/></text:span><text:span text:style-name="T23_9">digit</text:span><text:span text:style-name="T23_10"><text:s/></text:span><text:span text:style-name="T23_11">year</text:span><text:span text:style-name="T23_12">:<text:s/>(2009,<text:s/>2010<text:s/></text:span><text:span text:style-name="T23_13">etc</text:span><text:span text:style-name="T23_14">)<text:s/></text:span></text:p>
      <text:p text:style-name="P24"/>
      <text:p text:style-name="P25"><text:span text:style-name="T25_1">there</text:span><text:span text:style-name="T25_2"><text:s/></text:span><text:span text:style-name="T25_3">are</text:span><text:span text:style-name="T25_4"><text:s/></text:span><text:span text:style-name="T25_5">also</text:span><text:span text:style-name="T25_6"><text:s/></text:span><text:span text:style-name="T25_7">functions</text:span><text:span text:style-name="T25_8"><text:s/></text:span><text:span text:style-name="T25_9">to</text:span><text:span text:style-name="T25_10"><text:s/></text:span><text:span text:style-name="T25_11">return</text:span><text:span text:style-name="T25_12"><text:s/></text:span><text:span text:style-name="T25_13">the</text:span><text:span text:style-name="T25_14"><text:s/></text:span><text:span text:style-name="T25_15">hour</text:span><text:span text:style-name="T25_16"><text:s/></text:span><text:span text:style-name="T25_17">in</text:span><text:span text:style-name="T25_18"><text:s/>12<text:s/></text:span><text:span text:style-name="T25_19">hour</text:span><text:span text:style-name="T25_20"><text:s/></text:span><text:span text:style-name="T25_21">format</text:span></text:p>
      <text:p text:style-name="P26"><text:span text:style-name="T26_1">hourFormat</text:span><text:span text:style-name="T26_2">12();<text:s text:c="4"/>//<text:s/></text:span><text:span text:style-name="T26_3">the</text:span><text:span text:style-name="T26_4"><text:s/></text:span><text:span text:style-name="T26_5">hour</text:span><text:span text:style-name="T26_6"><text:s/></text:span><text:span text:style-name="T26_7">now</text:span><text:span text:style-name="T26_8"><text:s/></text:span><text:span text:style-name="T26_9">in</text:span><text:span text:style-name="T26_10"><text:s/>12<text:s/></text:span><text:span text:style-name="T26_11">hour</text:span><text:span text:style-name="T26_12"><text:s/></text:span><text:span text:style-name="T26_13">format</text:span></text:p>
      <text:p text:style-name="P27"><text:span text:style-name="T27_1">isAM</text:span><text:span text:style-name="T27_2">();<text:s text:c="12"/>//<text:s/></text:span><text:span text:style-name="T27_3">returns</text:span><text:span text:style-name="T27_4"><text:s/></text:span><text:span text:style-name="T27_5">true</text:span><text:span text:style-name="T27_6"><text:s/></text:span><text:span text:style-name="T27_7">if</text:span><text:span text:style-name="T27_8"><text:s/></text:span><text:span text:style-name="T27_9">time</text:span><text:span text:style-name="T27_10"><text:s/></text:span><text:span text:style-name="T27_11">now</text:span><text:span text:style-name="T27_12"><text:s/></text:span><text:span text:style-name="T27_13">is</text:span><text:span text:style-name="T27_14"><text:s/></text:span><text:span text:style-name="T27_15">AM</text:span><text:span text:style-name="T27_16"><text:s/></text:span></text:p>
      <text:p text:style-name="P28"><text:span text:style-name="T28_1">isPM</text:span><text:span text:style-name="T28_2">();<text:s text:c="12"/>//<text:s/></text:span><text:span text:style-name="T28_3">returns</text:span><text:span text:style-name="T28_4"><text:s/></text:span><text:span text:style-name="T28_5">true</text:span><text:span text:style-name="T28_6"><text:s/></text:span><text:span text:style-name="T28_7">if</text:span><text:span text:style-name="T28_8"><text:s/></text:span><text:span text:style-name="T28_9">time</text:span><text:span text:style-name="T28_10"><text:s/></text:span><text:span text:style-name="T28_11">now</text:span><text:span text:style-name="T28_12"><text:s/></text:span><text:span text:style-name="T28_13">is</text:span><text:span text:style-name="T28_14"><text:s/></text:span><text:span text:style-name="T28_15">PM</text:span></text:p>
      <text:p text:style-name="P29"/>
      <text:p text:style-name="P30"><text:span text:style-name="T30_1">now</text:span><text:span text:style-name="T30_2">();<text:s text:c="13"/>//<text:s/></text:span><text:span text:style-name="T30_3">returns</text:span><text:span text:style-name="T30_4"><text:s/></text:span><text:span text:style-name="T30_5">the</text:span><text:span text:style-name="T30_6"><text:s/></text:span><text:span text:style-name="T30_7">current</text:span><text:span text:style-name="T30_8"><text:s/></text:span><text:span text:style-name="T30_9">time</text:span><text:span text:style-name="T30_10"><text:s/></text:span><text:span text:style-name="T30_11">as</text:span><text:span text:style-name="T30_12"><text:s/></text:span><text:span text:style-name="T30_13">seconds</text:span><text:span text:style-name="T30_14"><text:s/></text:span><text:span text:style-name="T30_15">since</text:span><text:span text:style-name="T30_16"><text:s/></text:span><text:span text:style-name="T30_17">Jan</text:span><text:span text:style-name="T30_18"><text:s/>1<text:s/>1970<text:s/></text:span></text:p>
      <text:p text:style-name="P31"/>
      <text:p text:style-name="P32"><text:span text:style-name="T32_1">The</text:span><text:span text:style-name="T32_2"><text:s/></text:span><text:span text:style-name="T32_3">time</text:span><text:span text:style-name="T32_4"><text:s/></text:span><text:span text:style-name="T32_5">and</text:span><text:span text:style-name="T32_6"><text:s/></text:span><text:span text:style-name="T32_7">date</text:span><text:span text:style-name="T32_8"><text:s/></text:span><text:span text:style-name="T32_9">functions</text:span><text:span text:style-name="T32_10"><text:s/></text:span><text:span text:style-name="T32_11">can</text:span><text:span text:style-name="T32_12"><text:s/></text:span><text:span text:style-name="T32_13">take</text:span><text:span text:style-name="T32_14"><text:s/></text:span><text:span text:style-name="T32_15">an</text:span><text:span text:style-name="T32_16"><text:s/></text:span><text:span text:style-name="T32_17">optional</text:span><text:span text:style-name="T32_18"><text:s/></text:span><text:span text:style-name="T32_19">parameter</text:span><text:span text:style-name="T32_20"><text:s/></text:span><text:span text:style-name="T32_21">for</text:span><text:span text:style-name="T32_22"><text:s/></text:span><text:span text:style-name="T32_23">the</text:span><text:span text:style-name="T32_24"><text:s/></text:span><text:span text:style-name="T32_25">time</text:span><text:span text:style-name="T32_26">.<text:s/></text:span><text:span text:style-name="T32_27">This</text:span><text:span text:style-name="T32_28"><text:s/></text:span><text:span text:style-name="T32_29">prevents</text:span></text:p>
      <text:p text:style-name="P33"><text:span text:style-name="T33_1">errors</text:span><text:span text:style-name="T33_2"><text:s/></text:span><text:span text:style-name="T33_3">if</text:span><text:span text:style-name="T33_4"><text:s/></text:span><text:span text:style-name="T33_5">the</text:span><text:span text:style-name="T33_6"><text:s/></text:span><text:span text:style-name="T33_7">time</text:span><text:span text:style-name="T33_8"><text:s/></text:span><text:span text:style-name="T33_9">rolls</text:span><text:span text:style-name="T33_10"><text:s/></text:span><text:span text:style-name="T33_11">over</text:span><text:span text:style-name="T33_12"><text:s/></text:span><text:span text:style-name="T33_13">between</text:span><text:span text:style-name="T33_14"><text:s/></text:span><text:span text:style-name="T33_15">elements</text:span><text:span text:style-name="T33_16">.<text:s/></text:span><text:span text:style-name="T33_17">For</text:span><text:span text:style-name="T33_18"><text:s/></text:span><text:span text:style-name="T33_19">example</text:span><text:span text:style-name="T33_20">,<text:s/></text:span><text:span text:style-name="T33_21">if</text:span><text:span text:style-name="T33_22"><text:s/></text:span><text:span text:style-name="T33_23">a</text:span><text:span text:style-name="T33_24"><text:s/></text:span><text:span text:style-name="T33_25">new</text:span><text:span text:style-name="T33_26"><text:s/></text:span><text:span text:style-name="T33_27">minute</text:span><text:span text:style-name="T33_28"><text:s/></text:span><text:span text:style-name="T33_29">begins</text:span></text:p>
      <text:p text:style-name="P34"><text:span text:style-name="T34_1">between</text:span><text:span text:style-name="T34_2"><text:s/></text:span><text:span text:style-name="T34_3">getting</text:span><text:span text:style-name="T34_4"><text:s/></text:span><text:span text:style-name="T34_5">the</text:span><text:span text:style-name="T34_6"><text:s/></text:span><text:span text:style-name="T34_7">minute</text:span><text:span text:style-name="T34_8"><text:s/></text:span><text:span text:style-name="T34_9">and</text:span><text:span text:style-name="T34_10"><text:s/></text:span><text:span text:style-name="T34_11">second</text:span><text:span text:style-name="T34_12">,<text:s/></text:span><text:span text:style-name="T34_13">the</text:span><text:span text:style-name="T34_14"><text:s/></text:span><text:span text:style-name="T34_15">values</text:span><text:span text:style-name="T34_16"><text:s/></text:span><text:span text:style-name="T34_17">will</text:span><text:span text:style-name="T34_18"><text:s/></text:span><text:span text:style-name="T34_19">be</text:span><text:span text:style-name="T34_20"><text:s/></text:span><text:span text:style-name="T34_21">inconsistent</text:span><text:span text:style-name="T34_22">.<text:s/></text:span><text:span text:style-name="T34_23">Using</text:span><text:span text:style-name="T34_24"><text:s/></text:span><text:span text:style-name="T34_25">the</text:span><text:span text:style-name="T34_26"><text:s/></text:span></text:p>
      <text:p text:style-name="P35"><text:span text:style-name="T35_1">following</text:span><text:span text:style-name="T35_2"><text:s/></text:span><text:span text:style-name="T35_3">functions</text:span><text:span text:style-name="T35_4"><text:s/></text:span><text:span text:style-name="T35_5">eliminates</text:span><text:span text:style-name="T35_6"><text:s/></text:span><text:span text:style-name="T35_7">this</text:span><text:span text:style-name="T35_8"><text:s/></text:span><text:span text:style-name="T35_9">probglem</text:span><text:span text:style-name="T35_10"><text:s/></text:span></text:p>
      <text:p text:style-name="P36"><text:span text:style-name="T36_1"><text:s text:c="2"/></text:span><text:span text:style-name="T36_2">time</text:span><text:span text:style-name="T36_3">_</text:span><text:span text:style-name="T36_4">t</text:span><text:span text:style-name="T36_5"><text:s/></text:span><text:span text:style-name="T36_6">t</text:span><text:span text:style-name="T36_7"><text:s/>=<text:s/></text:span><text:span text:style-name="T36_8">now</text:span><text:span text:style-name="T36_9">();<text:s/>//<text:s/></text:span><text:span text:style-name="T36_10">store</text:span><text:span text:style-name="T36_11"><text:s/></text:span><text:span text:style-name="T36_12">the</text:span><text:span text:style-name="T36_13"><text:s/></text:span><text:span text:style-name="T36_14">current</text:span><text:span text:style-name="T36_15"><text:s/></text:span><text:span text:style-name="T36_16">time</text:span><text:span text:style-name="T36_17"><text:s/></text:span><text:span text:style-name="T36_18">in</text:span><text:span text:style-name="T36_19"><text:s/></text:span><text:span text:style-name="T36_20">time</text:span><text:span text:style-name="T36_21"><text:s/></text:span><text:span text:style-name="T36_22">variable</text:span><text:span text:style-name="T36_23"><text:s/></text:span><text:span text:style-name="T36_24">t</text:span><text:span text:style-name="T36_25"><text:s/></text:span></text:p>
      <text:p text:style-name="P37"><text:span text:style-name="T37_1"><text:s text:c="2"/></text:span><text:span text:style-name="T37_2">hour</text:span><text:span text:style-name="T37_3">(</text:span><text:span text:style-name="T37_4">t</text:span><text:span text:style-name="T37_5">);<text:s text:c="10"/>//<text:s/></text:span><text:span text:style-name="T37_6">returns</text:span><text:span text:style-name="T37_7"><text:s/></text:span><text:span text:style-name="T37_8">the</text:span><text:span text:style-name="T37_9"><text:s/></text:span><text:span text:style-name="T37_10">hour</text:span><text:span text:style-name="T37_11"><text:s/></text:span><text:span text:style-name="T37_12">for</text:span><text:span text:style-name="T37_13"><text:s/></text:span><text:span text:style-name="T37_14">the</text:span><text:span text:style-name="T37_15"><text:s/></text:span><text:span text:style-name="T37_16">given</text:span><text:span text:style-name="T37_17"><text:s/></text:span><text:span text:style-name="T37_18">time</text:span><text:span text:style-name="T37_19"><text:s/></text:span><text:span text:style-name="T37_20">t</text:span></text:p>
      <text:p text:style-name="P38"><text:span text:style-name="T38_1"><text:s text:c="2"/></text:span><text:span text:style-name="T38_2">minute</text:span><text:span text:style-name="T38_3">(</text:span><text:span text:style-name="T38_4">t</text:span><text:span text:style-name="T38_5">);<text:s text:c="8"/>//<text:s/></text:span><text:span text:style-name="T38_6">returns</text:span><text:span text:style-name="T38_7"><text:s/></text:span><text:span text:style-name="T38_8">the</text:span><text:span text:style-name="T38_9"><text:s/></text:span><text:span text:style-name="T38_10">minute</text:span><text:span text:style-name="T38_11"><text:s/></text:span><text:span text:style-name="T38_12">for</text:span><text:span text:style-name="T38_13"><text:s/></text:span><text:span text:style-name="T38_14">the</text:span><text:span text:style-name="T38_15"><text:s/></text:span><text:span text:style-name="T38_16">given</text:span><text:span text:style-name="T38_17"><text:s/></text:span><text:span text:style-name="T38_18">time</text:span><text:span text:style-name="T38_19"><text:s/></text:span><text:span text:style-name="T38_20">t</text:span></text:p>
      <text:p text:style-name="P39"><text:span text:style-name="T39_1"><text:s text:c="2"/></text:span><text:span text:style-name="T39_2">second</text:span><text:span text:style-name="T39_3">(</text:span><text:span text:style-name="T39_4">t</text:span><text:span text:style-name="T39_5">);<text:s text:c="8"/>//<text:s/></text:span><text:span text:style-name="T39_6">returns</text:span><text:span text:style-name="T39_7"><text:s/></text:span><text:span text:style-name="T39_8">the</text:span><text:span text:style-name="T39_9"><text:s/></text:span><text:span text:style-name="T39_10">second</text:span><text:span text:style-name="T39_11"><text:s/></text:span><text:span text:style-name="T39_12">for</text:span><text:span text:style-name="T39_13"><text:s/></text:span><text:span text:style-name="T39_14">the</text:span><text:span text:style-name="T39_15"><text:s/></text:span><text:span text:style-name="T39_16">given</text:span><text:span text:style-name="T39_17"><text:s/></text:span><text:span text:style-name="T39_18">time</text:span><text:span text:style-name="T39_19"><text:s/></text:span><text:span text:style-name="T39_20">t</text:span><text:span text:style-name="T39_21"><text:s/></text:span></text:p>
      <text:p text:style-name="P40"><text:span text:style-name="T40_1"><text:s text:c="2"/></text:span><text:span text:style-name="T40_2">day</text:span><text:span text:style-name="T40_3">(</text:span><text:span text:style-name="T40_4">t</text:span><text:span text:style-name="T40_5">);<text:s text:c="11"/>//<text:s/></text:span><text:span text:style-name="T40_6">the</text:span><text:span text:style-name="T40_7"><text:s/></text:span><text:span text:style-name="T40_8">day</text:span><text:span text:style-name="T40_9"><text:s/></text:span><text:span text:style-name="T40_10">for</text:span><text:span text:style-name="T40_11"><text:s/></text:span><text:span text:style-name="T40_12">the</text:span><text:span text:style-name="T40_13"><text:s/></text:span><text:span text:style-name="T40_14">given</text:span><text:span text:style-name="T40_15"><text:s/></text:span><text:span text:style-name="T40_16">time</text:span><text:span text:style-name="T40_17"><text:s/></text:span><text:span text:style-name="T40_18">t</text:span><text:span text:style-name="T40_19"><text:s/></text:span></text:p>
      <text:p text:style-name="P41"><text:span text:style-name="T41_1"><text:s text:c="2"/></text:span><text:span text:style-name="T41_2">weekday</text:span><text:span text:style-name="T41_3">(</text:span><text:span text:style-name="T41_4">t</text:span><text:span text:style-name="T41_5">);<text:s text:c="7"/>//<text:s/></text:span><text:span text:style-name="T41_6">day</text:span><text:span text:style-name="T41_7"><text:s/></text:span><text:span text:style-name="T41_8">of</text:span><text:span text:style-name="T41_9"><text:s/></text:span><text:span text:style-name="T41_10">the</text:span><text:span text:style-name="T41_11"><text:s/></text:span><text:span text:style-name="T41_12">week</text:span><text:span text:style-name="T41_13"><text:s/></text:span><text:span text:style-name="T41_14">for</text:span><text:span text:style-name="T41_15"><text:s/></text:span><text:span text:style-name="T41_16">the</text:span><text:span text:style-name="T41_17"><text:s/></text:span><text:span text:style-name="T41_18">given</text:span><text:span text:style-name="T41_19"><text:s/></text:span><text:span text:style-name="T41_20">time</text:span><text:span text:style-name="T41_21"><text:s/></text:span><text:span text:style-name="T41_22">t</text:span><text:span text:style-name="T41_23"><text:s text:c="2"/></text:span></text:p>
      <text:p text:style-name="P42"><text:span text:style-name="T42_1"><text:s text:c="2"/></text:span><text:span text:style-name="T42_2">month</text:span><text:span text:style-name="T42_3">(</text:span><text:span text:style-name="T42_4">t</text:span><text:span text:style-name="T42_5">);<text:s text:c="9"/>//<text:s/></text:span><text:span text:style-name="T42_6">the</text:span><text:span text:style-name="T42_7"><text:s/></text:span><text:span text:style-name="T42_8">month</text:span><text:span text:style-name="T42_9"><text:s/></text:span><text:span text:style-name="T42_10">for</text:span><text:span text:style-name="T42_11"><text:s/></text:span><text:span text:style-name="T42_12">the</text:span><text:span text:style-name="T42_13"><text:s/></text:span><text:span text:style-name="T42_14">given</text:span><text:span text:style-name="T42_15"><text:s/></text:span><text:span text:style-name="T42_16">time</text:span><text:span text:style-name="T42_17"><text:s/></text:span><text:span text:style-name="T42_18">t</text:span><text:span text:style-name="T42_19"><text:s/></text:span></text:p>
      <text:p text:style-name="P43"><text:span text:style-name="T43_1"><text:s text:c="2"/></text:span><text:span text:style-name="T43_2">year</text:span><text:span text:style-name="T43_3">(</text:span><text:span text:style-name="T43_4">t</text:span><text:span text:style-name="T43_5">);<text:s text:c="10"/>//<text:s/></text:span><text:span text:style-name="T43_6">the</text:span><text:span text:style-name="T43_7"><text:s/></text:span><text:span text:style-name="T43_8">year</text:span><text:span text:style-name="T43_9"><text:s/></text:span><text:span text:style-name="T43_10">for</text:span><text:span text:style-name="T43_11"><text:s/></text:span><text:span text:style-name="T43_12">the</text:span><text:span text:style-name="T43_13"><text:s/></text:span><text:span text:style-name="T43_14">given</text:span><text:span text:style-name="T43_15"><text:s/></text:span><text:span text:style-name="T43_16">time</text:span><text:span text:style-name="T43_17"><text:s/></text:span><text:span text:style-name="T43_18">t</text:span><text:span text:style-name="T43_19"><text:s text:c="2"/></text:span></text:p>
      <text:p text:style-name="P44"><text:span text:style-name="T44_1"><text:s text:c="2"/></text:span></text:p>
      <text:p text:style-name="P45"><text:span text:style-name="T45_1"><text:s text:c="2"/></text:span></text:p>
      <text:p text:style-name="P46"><text:span text:style-name="T46_1">Functions</text:span><text:span text:style-name="T46_2"><text:s/></text:span><text:span text:style-name="T46_3">for</text:span><text:span text:style-name="T46_4"><text:s/></text:span><text:span text:style-name="T46_5">managing</text:span><text:span text:style-name="T46_6"><text:s/></text:span><text:span text:style-name="T46_7">the</text:span><text:span text:style-name="T46_8"><text:s/></text:span><text:span text:style-name="T46_9">timer</text:span><text:span text:style-name="T46_10"><text:s/></text:span><text:span text:style-name="T46_11">services</text:span><text:span text:style-name="T46_12"><text:s/></text:span><text:span text:style-name="T46_13">are</text:span><text:span text:style-name="T46_14">:<text:s text:c="2"/></text:span></text:p>
      <text:p text:style-name="P47"><text:span text:style-name="T47_1">setTime</text:span><text:span text:style-name="T47_2">(</text:span><text:span text:style-name="T47_3">t</text:span><text:span text:style-name="T47_4">);<text:s text:c="13"/>//<text:s/></text:span><text:span text:style-name="T47_5">set</text:span><text:span text:style-name="T47_6"><text:s/></text:span><text:span text:style-name="T47_7">the</text:span><text:span text:style-name="T47_8"><text:s/></text:span><text:span text:style-name="T47_9">system</text:span><text:span text:style-name="T47_10"><text:s/></text:span><text:span text:style-name="T47_11">time</text:span><text:span text:style-name="T47_12"><text:s/></text:span><text:span text:style-name="T47_13">to</text:span><text:span text:style-name="T47_14"><text:s/></text:span><text:span text:style-name="T47_15">the</text:span><text:span text:style-name="T47_16"><text:s/></text:span><text:span text:style-name="T47_17">give</text:span><text:span text:style-name="T47_18"><text:s/></text:span><text:span text:style-name="T47_19">time</text:span><text:span text:style-name="T47_20"><text:s/></text:span><text:span text:style-name="T47_21">t</text:span></text:p>
      <text:p text:style-name="P48"><text:span text:style-name="T48_1">setTime</text:span><text:span text:style-name="T48_2">(</text:span><text:span text:style-name="T48_3">hr</text:span><text:span text:style-name="T48_4">,</text:span><text:span text:style-name="T48_5">min</text:span><text:span text:style-name="T48_6">,</text:span><text:span text:style-name="T48_7">sec</text:span><text:span text:style-name="T48_8">,</text:span><text:span text:style-name="T48_9">day</text:span><text:span text:style-name="T48_10">,</text:span><text:span text:style-name="T48_11">mnth</text:span><text:span text:style-name="T48_12">,</text:span><text:span text:style-name="T48_13">yr</text:span><text:span text:style-name="T48_14">);<text:s/>//<text:s/></text:span><text:span text:style-name="T48_15">alternative</text:span><text:span text:style-name="T48_16"><text:s/></text:span><text:span text:style-name="T48_17">to</text:span><text:span text:style-name="T48_18"><text:s/></text:span><text:span text:style-name="T48_19">above</text:span><text:span text:style-name="T48_20">,<text:s/></text:span><text:span text:style-name="T48_21">yr</text:span><text:span text:style-name="T48_22"><text:s/></text:span><text:span text:style-name="T48_23">is</text:span><text:span text:style-name="T48_24"><text:s/>2<text:s/></text:span><text:span text:style-name="T48_25">or</text:span><text:span text:style-name="T48_26"><text:s/>4<text:s/></text:span><text:span text:style-name="T48_27">digit</text:span><text:span text:style-name="T48_28"><text:s/></text:span><text:span text:style-name="T48_29">yr</text:span><text:span text:style-name="T48_30"><text:s/>(2010<text:s/></text:span><text:span text:style-name="T48_31">or</text:span><text:span text:style-name="T48_32"><text:s/>10<text:s/></text:span><text:span text:style-name="T48_33">sets</text:span><text:span text:style-name="T48_34"><text:s/></text:span><text:span text:style-name="T48_35">year</text:span><text:span text:style-name="T48_36"><text:s/></text:span><text:span text:style-name="T48_37">to</text:span><text:span text:style-name="T48_38"><text:s/>2010)</text:span></text:p>
      <text:p text:style-name="P49"><text:span text:style-name="T49_1">adjustTime</text:span><text:span text:style-name="T49_2">(</text:span><text:span text:style-name="T49_3">adjustment</text:span><text:span text:style-name="T49_4">);<text:s/>//<text:s/></text:span><text:span text:style-name="T49_5">adjust</text:span><text:span text:style-name="T49_6"><text:s/></text:span><text:span text:style-name="T49_7">system</text:span><text:span text:style-name="T49_8"><text:s/></text:span><text:span text:style-name="T49_9">time</text:span><text:span text:style-name="T49_10"><text:s/></text:span><text:span text:style-name="T49_11">by</text:span><text:span text:style-name="T49_12"><text:s/></text:span><text:span text:style-name="T49_13">adding</text:span><text:span text:style-name="T49_14"><text:s/></text:span><text:span text:style-name="T49_15">the</text:span><text:span text:style-name="T49_16"><text:s/></text:span><text:span text:style-name="T49_17">adjustment</text:span><text:span text:style-name="T49_18"><text:s/></text:span><text:span text:style-name="T49_19">value</text:span></text:p>
      <text:p text:style-name="P50"/>
      <text:p text:style-name="P51"><text:span text:style-name="T51_1">timeStatus</text:span><text:span text:style-name="T51_2">();<text:s text:c="7"/>//<text:s/></text:span><text:span text:style-name="T51_3">indicates</text:span><text:span text:style-name="T51_4"><text:s/></text:span><text:span text:style-name="T51_5">if</text:span><text:span text:style-name="T51_6"><text:s/></text:span><text:span text:style-name="T51_7">time</text:span><text:span text:style-name="T51_8"><text:s/></text:span><text:span text:style-name="T51_9">has</text:span><text:span text:style-name="T51_10"><text:s/></text:span><text:span text:style-name="T51_11">been</text:span><text:span text:style-name="T51_12"><text:s/></text:span><text:span text:style-name="T51_13">set</text:span><text:span text:style-name="T51_14"><text:s/></text:span><text:span text:style-name="T51_15">and</text:span><text:span text:style-name="T51_16"><text:s/></text:span><text:span text:style-name="T51_17">recently</text:span><text:span text:style-name="T51_18"><text:s/></text:span><text:span text:style-name="T51_19">synchronized</text:span></text:p>
      <text:p text:style-name="P52"><text:span text:style-name="T52_1"><text:s text:c="20"/>//<text:s/></text:span><text:span text:style-name="T52_2">returns</text:span><text:span text:style-name="T52_3"><text:s/></text:span><text:span text:style-name="T52_4">one</text:span><text:span text:style-name="T52_5"><text:s/></text:span><text:span text:style-name="T52_6">of</text:span><text:span text:style-name="T52_7"><text:s/></text:span><text:span text:style-name="T52_8">the</text:span><text:span text:style-name="T52_9"><text:s/></text:span><text:span text:style-name="T52_10">following</text:span><text:span text:style-name="T52_11"><text:s/></text:span><text:span text:style-name="T52_12">enumerations</text:span><text:span text:style-name="T52_13">:</text:span></text:p>
      <text:p text:style-name="P53"><text:span text:style-name="T53_1"><text:s text:c="4"/></text:span><text:span text:style-name="T53_2">timeNotSet</text:span><text:span text:style-name="T53_3"><text:s text:c="6"/>//<text:s/></text:span><text:span text:style-name="T53_4">the</text:span><text:span text:style-name="T53_5"><text:s/></text:span><text:span text:style-name="T53_6">time</text:span><text:span text:style-name="T53_7"><text:s/></text:span><text:span text:style-name="T53_8">has</text:span><text:span text:style-name="T53_9"><text:s/></text:span><text:span text:style-name="T53_10">never</text:span><text:span text:style-name="T53_11"><text:s/></text:span><text:span text:style-name="T53_12">been</text:span><text:span text:style-name="T53_13"><text:s/></text:span><text:span text:style-name="T53_14">set</text:span><text:span text:style-name="T53_15">,<text:s/></text:span><text:span text:style-name="T53_16">the</text:span><text:span text:style-name="T53_17"><text:s/></text:span><text:span text:style-name="T53_18">clock</text:span><text:span text:style-name="T53_19"><text:s/></text:span><text:span text:style-name="T53_20">started</text:span><text:span text:style-name="T53_21"><text:s/></text:span><text:span text:style-name="T53_22">at</text:span><text:span text:style-name="T53_23"><text:s/></text:span><text:span text:style-name="T53_24">Jan</text:span><text:span text:style-name="T53_25"><text:s/>1<text:s/>1970</text:span></text:p>
      <text:p text:style-name="P54"><text:span text:style-name="T54_1"><text:s text:c="4"/></text:span><text:span text:style-name="T54_2">timeNeedsSync</text:span><text:span text:style-name="T54_3"><text:s text:c="3"/>//<text:s/></text:span><text:span text:style-name="T54_4">the</text:span><text:span text:style-name="T54_5"><text:s/></text:span><text:span text:style-name="T54_6">time</text:span><text:span text:style-name="T54_7"><text:s/></text:span><text:span text:style-name="T54_8">had</text:span><text:span text:style-name="T54_9"><text:s/></text:span><text:span text:style-name="T54_10">been</text:span><text:span text:style-name="T54_11"><text:s/></text:span><text:span text:style-name="T54_12">set</text:span><text:span text:style-name="T54_13"><text:s/></text:span><text:span text:style-name="T54_14">but</text:span><text:span text:style-name="T54_15"><text:s/></text:span><text:span text:style-name="T54_16">a</text:span><text:span text:style-name="T54_17"><text:s/></text:span><text:span text:style-name="T54_18">sync</text:span><text:span text:style-name="T54_19"><text:s/></text:span><text:span text:style-name="T54_20">attempt</text:span><text:span text:style-name="T54_21"><text:s/></text:span><text:span text:style-name="T54_22">did</text:span><text:span text:style-name="T54_23"><text:s/></text:span><text:span text:style-name="T54_24">not</text:span><text:span text:style-name="T54_25"><text:s/></text:span><text:span text:style-name="T54_26">succeed</text:span></text:p>
      <text:p text:style-name="P55"><text:span text:style-name="T55_1"><text:s text:c="4"/></text:span><text:span text:style-name="T55_2">timeSet</text:span><text:span text:style-name="T55_3"><text:s text:c="9"/>//<text:s/></text:span><text:span text:style-name="T55_4">the</text:span><text:span text:style-name="T55_5"><text:s/></text:span><text:span text:style-name="T55_6">time</text:span><text:span text:style-name="T55_7"><text:s/></text:span><text:span text:style-name="T55_8">is</text:span><text:span text:style-name="T55_9"><text:s/></text:span><text:span text:style-name="T55_10">set</text:span><text:span text:style-name="T55_11"><text:s/></text:span><text:span text:style-name="T55_12">and</text:span><text:span text:style-name="T55_13"><text:s/></text:span><text:span text:style-name="T55_14">is</text:span><text:span text:style-name="T55_15"><text:s/></text:span><text:span text:style-name="T55_16">synced</text:span></text:p>
      <text:p text:style-name="P56"><text:span text:style-name="T56_1">Time</text:span><text:span text:style-name="T56_2"><text:s/></text:span><text:span text:style-name="T56_3">and</text:span><text:span text:style-name="T56_4"><text:s/></text:span><text:span text:style-name="T56_5">Date</text:span><text:span text:style-name="T56_6"><text:s/></text:span><text:span text:style-name="T56_7">values</text:span><text:span text:style-name="T56_8"><text:s/></text:span><text:span text:style-name="T56_9">are</text:span><text:span text:style-name="T56_10"><text:s/></text:span><text:span text:style-name="T56_11">not</text:span><text:span text:style-name="T56_12"><text:s/></text:span><text:span text:style-name="T56_13">valid</text:span><text:span text:style-name="T56_14"><text:s/></text:span><text:span text:style-name="T56_15">if</text:span><text:span text:style-name="T56_16"><text:s/></text:span><text:span text:style-name="T56_17">the</text:span><text:span text:style-name="T56_18"><text:s/></text:span><text:span text:style-name="T56_19">status</text:span><text:span text:style-name="T56_20"><text:s/></text:span><text:span text:style-name="T56_21">is</text:span><text:span text:style-name="T56_22"><text:s/></text:span><text:span text:style-name="T56_23">timeNotSet</text:span><text:span text:style-name="T56_24">.<text:s/></text:span><text:span text:style-name="T56_25">Otherwise</text:span><text:span text:style-name="T56_26"><text:s/></text:span><text:span text:style-name="T56_27">values</text:span><text:span text:style-name="T56_28"><text:s/></text:span><text:span text:style-name="T56_29">can</text:span><text:span text:style-name="T56_30"><text:s/></text:span><text:span text:style-name="T56_31">be</text:span><text:span text:style-name="T56_32"><text:s/></text:span><text:span text:style-name="T56_33">used</text:span><text:span text:style-name="T56_34"><text:s/></text:span><text:span text:style-name="T56_35">but</text:span><text:span text:style-name="T56_36"><text:s/></text:span></text:p>
      <text:p text:style-name="P57"><text:span text:style-name="T57_1">the</text:span><text:span text:style-name="T57_2"><text:s/></text:span><text:span text:style-name="T57_3">returned</text:span><text:span text:style-name="T57_4"><text:s/></text:span><text:span text:style-name="T57_5">time</text:span><text:span text:style-name="T57_6"><text:s/></text:span><text:span text:style-name="T57_7">may</text:span><text:span text:style-name="T57_8"><text:s/></text:span><text:span text:style-name="T57_9">have</text:span><text:span text:style-name="T57_10"><text:s/></text:span><text:span text:style-name="T57_11">drifted</text:span><text:span text:style-name="T57_12"><text:s/></text:span><text:span text:style-name="T57_13">if</text:span><text:span text:style-name="T57_14"><text:s/></text:span><text:span text:style-name="T57_15">the</text:span><text:span text:style-name="T57_16"><text:s/></text:span><text:span text:style-name="T57_17">status</text:span><text:span text:style-name="T57_18"><text:s/></text:span><text:span text:style-name="T57_19">is</text:span><text:span text:style-name="T57_20"><text:s/></text:span><text:span text:style-name="T57_21">timeNeedsSync</text:span><text:span text:style-name="T57_22">.<text:s/><text:tab/></text:span></text:p>
      <text:p text:style-name="P58"/>
      <text:p text:style-name="P59"><text:span text:style-name="T59_1">setSyncProvider</text:span><text:span text:style-name="T59_2">(</text:span><text:span text:style-name="T59_3">getTimeFunction</text:span><text:span text:style-name="T59_4">);<text:s text:c="2"/>//<text:s/></text:span><text:span text:style-name="T59_5">set</text:span><text:span text:style-name="T59_6"><text:s/></text:span><text:span text:style-name="T59_7">the</text:span><text:span text:style-name="T59_8"><text:s/></text:span><text:span text:style-name="T59_9">external</text:span><text:span text:style-name="T59_10"><text:s/></text:span><text:span text:style-name="T59_11">time</text:span><text:span text:style-name="T59_12"><text:s/></text:span><text:span text:style-name="T59_13">provider</text:span></text:p>
      <text:p text:style-name="P60"><text:span text:style-name="T60_1">setSyncInterval</text:span><text:span text:style-name="T60_2">(</text:span><text:span text:style-name="T60_3">interval</text:span><text:span text:style-name="T60_4">);<text:s text:c="9"/>//<text:s/></text:span><text:span text:style-name="T60_5">set</text:span><text:span text:style-name="T60_6"><text:s/></text:span><text:span text:style-name="T60_7">the</text:span><text:span text:style-name="T60_8"><text:s/></text:span><text:span text:style-name="T60_9">number</text:span><text:span text:style-name="T60_10"><text:s/></text:span><text:span text:style-name="T60_11">of</text:span><text:span text:style-name="T60_12"><text:s/></text:span><text:span text:style-name="T60_13">seconds</text:span><text:span text:style-name="T60_14"><text:s/></text:span><text:span text:style-name="T60_15">between</text:span><text:span text:style-name="T60_16"><text:s/></text:span><text:span text:style-name="T60_17">re</text:span><text:span text:style-name="T60_18">-</text:span><text:span text:style-name="T60_19">sync</text:span></text:p>
      <text:p text:style-name="P61"/>
      <text:p text:style-name="P62"/>
      <text:p text:style-name="P63"><text:span text:style-name="T63_1">There</text:span><text:span text:style-name="T63_2"><text:s/></text:span><text:span text:style-name="T63_3">are</text:span><text:span text:style-name="T63_4"><text:s/></text:span><text:span text:style-name="T63_5">many</text:span><text:span text:style-name="T63_6"><text:s/></text:span><text:span text:style-name="T63_7">convenience</text:span><text:span text:style-name="T63_8"><text:s/></text:span><text:span text:style-name="T63_9">macros</text:span><text:span text:style-name="T63_10"><text:s/></text:span><text:span text:style-name="T63_11">in</text:span><text:span text:style-name="T63_12"><text:s/></text:span><text:span text:style-name="T63_13">the</text:span><text:span text:style-name="T63_14"><text:s/></text:span><text:span text:style-name="T63_15">time</text:span><text:span text:style-name="T63_16">.</text:span><text:span text:style-name="T63_17">h</text:span><text:span text:style-name="T63_18"><text:s/></text:span><text:span text:style-name="T63_19">file</text:span><text:span text:style-name="T63_20"><text:s/></text:span><text:span text:style-name="T63_21">for</text:span><text:span text:style-name="T63_22"><text:s/></text:span><text:span text:style-name="T63_23">time</text:span><text:span text:style-name="T63_24"><text:s/></text:span><text:span text:style-name="T63_25">constants</text:span><text:span text:style-name="T63_26"><text:s/></text:span><text:span text:style-name="T63_27">and</text:span><text:span text:style-name="T63_28"><text:s/></text:span><text:span text:style-name="T63_29">conversion</text:span><text:span text:style-name="T63_30"><text:s/></text:span><text:span text:style-name="T63_31">of</text:span><text:span text:style-name="T63_32"><text:s/></text:span><text:span text:style-name="T63_33">time</text:span><text:span text:style-name="T63_34"><text:s/></text:span><text:span text:style-name="T63_35">units</text:span><text:span text:style-name="T63_36">.</text:span></text:p>
      <text:p text:style-name="P64"/>
      <text:p text:style-name="P65"><text:span text:style-name="T65_1">To</text:span><text:span text:style-name="T65_2"><text:s/></text:span><text:span text:style-name="T65_3">use</text:span><text:span text:style-name="T65_4"><text:s/></text:span><text:span text:style-name="T65_5">the</text:span><text:span text:style-name="T65_6"><text:s/></text:span><text:span text:style-name="T65_7">library</text:span><text:span text:style-name="T65_8">,<text:s/></text:span><text:span text:style-name="T65_9">copy</text:span><text:span text:style-name="T65_10"><text:s/></text:span><text:span text:style-name="T65_11">the</text:span><text:span text:style-name="T65_12"><text:s/></text:span><text:span text:style-name="T65_13">download</text:span><text:span text:style-name="T65_14"><text:s/></text:span><text:span text:style-name="T65_15">to</text:span><text:span text:style-name="T65_16"><text:s/></text:span><text:span text:style-name="T65_17">the</text:span><text:span text:style-name="T65_18"><text:s/></text:span><text:span text:style-name="T65_19">Library</text:span><text:span text:style-name="T65_20"><text:s/></text:span><text:span text:style-name="T65_21">directory</text:span><text:span text:style-name="T65_22">.</text:span></text:p>
      <text:p text:style-name="P66"/>
      <text:p text:style-name="P67"><text:span text:style-name="T67_1">The</text:span><text:span text:style-name="T67_2"><text:s/></text:span><text:span text:style-name="T67_3">Time</text:span><text:span text:style-name="T67_4"><text:s/></text:span><text:span text:style-name="T67_5">directory</text:span><text:span text:style-name="T67_6"><text:s/></text:span><text:span text:style-name="T67_7">contains</text:span><text:span text:style-name="T67_8"><text:s/></text:span><text:span text:style-name="T67_9">the</text:span><text:span text:style-name="T67_10"><text:s/></text:span><text:span text:style-name="T67_11">Time</text:span><text:span text:style-name="T67_12"><text:s/></text:span><text:span text:style-name="T67_13">library</text:span><text:span text:style-name="T67_14"><text:s/></text:span><text:span text:style-name="T67_15">and</text:span><text:span text:style-name="T67_16"><text:s/></text:span><text:span text:style-name="T67_17">some</text:span><text:span text:style-name="T67_18"><text:s/></text:span><text:span text:style-name="T67_19">example</text:span><text:span text:style-name="T67_20"><text:s/></text:span><text:span text:style-name="T67_21">sketches</text:span></text:p>
      <text:p text:style-name="P68"><text:span text:style-name="T68_1">illustrating</text:span><text:span text:style-name="T68_2"><text:s/></text:span><text:span text:style-name="T68_3">how</text:span><text:span text:style-name="T68_4"><text:s/></text:span><text:span text:style-name="T68_5">the</text:span><text:span text:style-name="T68_6"><text:s/></text:span><text:span text:style-name="T68_7">library</text:span><text:span text:style-name="T68_8"><text:s/></text:span><text:span text:style-name="T68_9">can</text:span><text:span text:style-name="T68_10"><text:s/></text:span><text:span text:style-name="T68_11">be</text:span><text:span text:style-name="T68_12"><text:s/></text:span><text:span text:style-name="T68_13">used</text:span><text:span text:style-name="T68_14"><text:s/></text:span><text:span text:style-name="T68_15">with</text:span><text:span text:style-name="T68_16"><text:s/></text:span><text:span text:style-name="T68_17">various</text:span><text:span text:style-name="T68_18"><text:s/></text:span><text:span text:style-name="T68_19">time</text:span><text:span text:style-name="T68_20"><text:s/></text:span><text:span text:style-name="T68_21">sources</text:span><text:span text:style-name="T68_22">:</text:span></text:p>
      <text:p text:style-name="P69"/>
      <text:p text:style-name="P70"><text:span text:style-name="T70_1">-<text:s/></text:span><text:span text:style-name="T70_2">TimeSerial</text:span><text:span text:style-name="T70_3">.</text:span><text:span text:style-name="T70_4">pde</text:span><text:span text:style-name="T70_5"><text:s/></text:span><text:span text:style-name="T70_6">shows</text:span><text:span text:style-name="T70_7"><text:s/></text:span><text:span text:style-name="T70_8">Arduino</text:span><text:span text:style-name="T70_9"><text:s/></text:span><text:span text:style-name="T70_10">as</text:span><text:span text:style-name="T70_11"><text:s/></text:span><text:span text:style-name="T70_12">a</text:span><text:span text:style-name="T70_13"><text:s/></text:span><text:span text:style-name="T70_14">clock</text:span><text:span text:style-name="T70_15"><text:s/></text:span><text:span text:style-name="T70_16">without</text:span><text:span text:style-name="T70_17"><text:s/></text:span><text:span text:style-name="T70_18">external</text:span><text:span text:style-name="T70_19"><text:s/></text:span><text:span text:style-name="T70_20">hardware</text:span><text:span text:style-name="T70_21">.</text:span></text:p>
      <text:p text:style-name="P71"><text:span text:style-name="T71_1"><text:s text:c="2"/></text:span><text:span text:style-name="T71_2">It</text:span><text:span text:style-name="T71_3"><text:s/></text:span><text:span text:style-name="T71_4">is</text:span><text:span text:style-name="T71_5"><text:s/></text:span><text:span text:style-name="T71_6">synchronized</text:span><text:span text:style-name="T71_7"><text:s/></text:span><text:span text:style-name="T71_8">by</text:span><text:span text:style-name="T71_9"><text:s/></text:span><text:span text:style-name="T71_10">time</text:span><text:span text:style-name="T71_11"><text:s/></text:span><text:span text:style-name="T71_12">messages</text:span><text:span text:style-name="T71_13"><text:s/></text:span><text:span text:style-name="T71_14">sent</text:span><text:span text:style-name="T71_15"><text:s/></text:span><text:span text:style-name="T71_16">over</text:span><text:span text:style-name="T71_17"><text:s/></text:span><text:span text:style-name="T71_18">the</text:span><text:span text:style-name="T71_19"><text:s/></text:span><text:span text:style-name="T71_20">serial</text:span><text:span text:style-name="T71_21"><text:s/></text:span><text:span text:style-name="T71_22">port</text:span><text:span text:style-name="T71_23">.</text:span></text:p>
      <text:p text:style-name="P72"><text:span text:style-name="T72_1"><text:s text:c="2"/></text:span><text:span text:style-name="T72_2">A</text:span><text:span text:style-name="T72_3"><text:s/></text:span><text:span text:style-name="T72_4">companion</text:span><text:span text:style-name="T72_5"><text:s/></text:span><text:span text:style-name="T72_6">Processing</text:span><text:span text:style-name="T72_7"><text:s/></text:span><text:span text:style-name="T72_8">sketch</text:span><text:span text:style-name="T72_9"><text:s/></text:span><text:span text:style-name="T72_10">will</text:span><text:span text:style-name="T72_11"><text:s/></text:span><text:span text:style-name="T72_12">automatically</text:span><text:span text:style-name="T72_13"><text:s/></text:span><text:span text:style-name="T72_14">provide</text:span><text:span text:style-name="T72_15"><text:s/></text:span><text:span text:style-name="T72_16">these</text:span><text:span text:style-name="T72_17"><text:s/></text:span><text:span text:style-name="T72_18">messages</text:span></text:p>
      <text:p text:style-name="P73"><text:span text:style-name="T73_1"><text:s text:c="2"/></text:span><text:span text:style-name="T73_2">if</text:span><text:span text:style-name="T73_3"><text:s/></text:span><text:span text:style-name="T73_4">it</text:span><text:span text:style-name="T73_5"><text:s/></text:span><text:span text:style-name="T73_6">is</text:span><text:span text:style-name="T73_7"><text:s/></text:span><text:span text:style-name="T73_8">running</text:span><text:span text:style-name="T73_9"><text:s/></text:span><text:span text:style-name="T73_10">and</text:span><text:span text:style-name="T73_11"><text:s/></text:span><text:span text:style-name="T73_12">connected</text:span><text:span text:style-name="T73_13"><text:s/></text:span><text:span text:style-name="T73_14">to</text:span><text:span text:style-name="T73_15"><text:s/></text:span><text:span text:style-name="T73_16">the</text:span><text:span text:style-name="T73_17"><text:s/></text:span><text:span text:style-name="T73_18">Arduino</text:span><text:span text:style-name="T73_19"><text:s/></text:span><text:span text:style-name="T73_20">serial</text:span><text:span text:style-name="T73_21"><text:s/></text:span><text:span text:style-name="T73_22">port</text:span><text:span text:style-name="T73_23">.<text:s/></text:span></text:p>
      <text:p text:style-name="P74"/>
      <text:p text:style-name="P75"><text:span text:style-name="T75_1">-<text:s/></text:span><text:span text:style-name="T75_2">TimeSerialDateStrings</text:span><text:span text:style-name="T75_3">.</text:span><text:span text:style-name="T75_4">pde</text:span><text:span text:style-name="T75_5"><text:s/></text:span><text:span text:style-name="T75_6">adds</text:span><text:span text:style-name="T75_7"><text:s/></text:span><text:span text:style-name="T75_8">day</text:span><text:span text:style-name="T75_9"><text:s/></text:span><text:span text:style-name="T75_10">and</text:span><text:span text:style-name="T75_11"><text:s/></text:span><text:span text:style-name="T75_12">month</text:span><text:span text:style-name="T75_13"><text:s/></text:span><text:span text:style-name="T75_14">name</text:span><text:span text:style-name="T75_15"><text:s/></text:span><text:span text:style-name="T75_16">strings</text:span><text:span text:style-name="T75_17"><text:s/></text:span><text:span text:style-name="T75_18">to</text:span><text:span text:style-name="T75_19"><text:s/></text:span><text:span text:style-name="T75_20">the</text:span><text:span text:style-name="T75_21"><text:s/></text:span><text:span text:style-name="T75_22">sketch</text:span><text:span text:style-name="T75_23"><text:s/></text:span><text:span text:style-name="T75_24">above</text:span></text:p>
      <text:p text:style-name="P76"><text:span text:style-name="T76_1"><text:s text:c="2"/></text:span><text:span text:style-name="T76_2">Short</text:span><text:span text:style-name="T76_3"><text:s/>(3<text:s/></text:span><text:span text:style-name="T76_4">character</text:span><text:span text:style-name="T76_5">)<text:s/></text:span><text:span text:style-name="T76_6">and</text:span><text:span text:style-name="T76_7"><text:s/></text:span><text:span text:style-name="T76_8">long</text:span><text:span text:style-name="T76_9"><text:s/></text:span><text:span text:style-name="T76_10">strings</text:span><text:span text:style-name="T76_11"><text:s/></text:span><text:span text:style-name="T76_12">are</text:span><text:span text:style-name="T76_13"><text:s/></text:span><text:span text:style-name="T76_14">available</text:span><text:span text:style-name="T76_15"><text:s/></text:span><text:span text:style-name="T76_16">to</text:span><text:span text:style-name="T76_17"><text:s/></text:span><text:span text:style-name="T76_18">print</text:span><text:span text:style-name="T76_19"><text:s/></text:span><text:span text:style-name="T76_20">the</text:span><text:span text:style-name="T76_21"><text:s/></text:span><text:span text:style-name="T76_22">days</text:span><text:span text:style-name="T76_23"><text:s/></text:span><text:span text:style-name="T76_24">of</text:span><text:span text:style-name="T76_25"><text:s/></text:span></text:p>
      <text:p text:style-name="P77"><text:span text:style-name="T77_1"><text:s text:c="2"/></text:span><text:span text:style-name="T77_2">the</text:span><text:span text:style-name="T77_3"><text:s/></text:span><text:span text:style-name="T77_4">week</text:span><text:span text:style-name="T77_5"><text:s/></text:span><text:span text:style-name="T77_6">and</text:span><text:span text:style-name="T77_7"><text:s/></text:span><text:span text:style-name="T77_8">names</text:span><text:span text:style-name="T77_9"><text:s/></text:span><text:span text:style-name="T77_10">of</text:span><text:span text:style-name="T77_11"><text:s/></text:span><text:span text:style-name="T77_12">the</text:span><text:span text:style-name="T77_13"><text:s/></text:span><text:span text:style-name="T77_14">months</text:span><text:span text:style-name="T77_15">.<text:s/></text:span></text:p>
      <text:p text:style-name="P78"><text:span text:style-name="T78_1"><text:s text:c="2"/></text:span></text:p>
      <text:p text:style-name="P79"><text:span text:style-name="T79_1">-<text:s/></text:span><text:span text:style-name="T79_2">TimeRTC</text:span><text:span text:style-name="T79_3"><text:s/></text:span><text:span text:style-name="T79_4">uses</text:span><text:span text:style-name="T79_5"><text:s/></text:span><text:span text:style-name="T79_6">a</text:span><text:span text:style-name="T79_7"><text:s/></text:span><text:span text:style-name="T79_8">DS</text:span><text:span text:style-name="T79_9">1307<text:s/></text:span><text:span text:style-name="T79_10">real</text:span><text:span text:style-name="T79_11"><text:s/></text:span><text:span text:style-name="T79_12">time</text:span><text:span text:style-name="T79_13"><text:s/></text:span><text:span text:style-name="T79_14">clock</text:span><text:span text:style-name="T79_15"><text:s/></text:span><text:span text:style-name="T79_16">to</text:span><text:span text:style-name="T79_17"><text:s/></text:span><text:span text:style-name="T79_18">provide</text:span><text:span text:style-name="T79_19"><text:s/></text:span><text:span text:style-name="T79_20">time</text:span><text:span text:style-name="T79_21"><text:s/></text:span><text:span text:style-name="T79_22">synchronization</text:span><text:span text:style-name="T79_23">.</text:span></text:p>
      <text:p text:style-name="P80"><text:span text:style-name="T80_1"><text:s text:c="2"/></text:span><text:span text:style-name="T80_2">A</text:span><text:span text:style-name="T80_3"><text:s/></text:span><text:span text:style-name="T80_4">basic</text:span><text:span text:style-name="T80_5"><text:s/></text:span><text:span text:style-name="T80_6">RTC</text:span><text:span text:style-name="T80_7"><text:s/></text:span><text:span text:style-name="T80_8">library</text:span><text:span text:style-name="T80_9"><text:s/></text:span><text:span text:style-name="T80_10">named</text:span><text:span text:style-name="T80_11"><text:s/></text:span><text:span text:style-name="T80_12">DS</text:span><text:span text:style-name="T80_13">1307</text:span><text:span text:style-name="T80_14">RTC</text:span><text:span text:style-name="T80_15"><text:s/></text:span><text:span text:style-name="T80_16">is</text:span><text:span text:style-name="T80_17"><text:s/></text:span><text:span text:style-name="T80_18">included</text:span><text:span text:style-name="T80_19"><text:s/></text:span><text:span text:style-name="T80_20">in</text:span><text:span text:style-name="T80_21"><text:s/></text:span><text:span text:style-name="T80_22">the</text:span><text:span text:style-name="T80_23"><text:s/></text:span><text:span text:style-name="T80_24">download</text:span><text:span text:style-name="T80_25">.</text:span></text:p>
      <text:p text:style-name="P81"><text:span text:style-name="T81_1"><text:s text:c="2"/></text:span><text:span text:style-name="T81_2">To</text:span><text:span text:style-name="T81_3"><text:s/></text:span><text:span text:style-name="T81_4">run</text:span><text:span text:style-name="T81_5"><text:s/></text:span><text:span text:style-name="T81_6">this</text:span><text:span text:style-name="T81_7"><text:s/></text:span><text:span text:style-name="T81_8">sketch</text:span><text:span text:style-name="T81_9"><text:s/></text:span><text:span text:style-name="T81_10">the</text:span><text:span text:style-name="T81_11"><text:s/></text:span><text:span text:style-name="T81_12">DS</text:span><text:span text:style-name="T81_13">1307</text:span><text:span text:style-name="T81_14">RTC</text:span><text:span text:style-name="T81_15"><text:s/></text:span><text:span text:style-name="T81_16">library</text:span><text:span text:style-name="T81_17"><text:s/></text:span><text:span text:style-name="T81_18">must</text:span><text:span text:style-name="T81_19"><text:s/></text:span><text:span text:style-name="T81_20">be</text:span><text:span text:style-name="T81_21"><text:s/></text:span><text:span text:style-name="T81_22">installed</text:span><text:span text:style-name="T81_23">.</text:span></text:p>
      <text:p text:style-name="P82"/>
      <text:p text:style-name="P83"><text:span text:style-name="T83_1">-<text:s/></text:span><text:span text:style-name="T83_2">TimeRTCSet</text:span><text:span text:style-name="T83_3"><text:s/></text:span><text:span text:style-name="T83_4">is</text:span><text:span text:style-name="T83_5"><text:s/></text:span><text:span text:style-name="T83_6">similar</text:span><text:span text:style-name="T83_7"><text:s/></text:span><text:span text:style-name="T83_8">to</text:span><text:span text:style-name="T83_9"><text:s/></text:span><text:span text:style-name="T83_10">the</text:span><text:span text:style-name="T83_11"><text:s/></text:span><text:span text:style-name="T83_12">above</text:span><text:span text:style-name="T83_13"><text:s/></text:span><text:span text:style-name="T83_14">and</text:span><text:span text:style-name="T83_15"><text:s/></text:span><text:span text:style-name="T83_16">adds</text:span><text:span text:style-name="T83_17"><text:s/></text:span><text:span text:style-name="T83_18">the</text:span><text:span text:style-name="T83_19"><text:s/></text:span><text:span text:style-name="T83_20">ability</text:span><text:span text:style-name="T83_21"><text:s/></text:span><text:span text:style-name="T83_22">to</text:span><text:span text:style-name="T83_23"><text:s/></text:span><text:span text:style-name="T83_24">set</text:span><text:span text:style-name="T83_25"><text:s/></text:span><text:span text:style-name="T83_26">the</text:span><text:span text:style-name="T83_27"><text:s/></text:span><text:span text:style-name="T83_28">Real</text:span><text:span text:style-name="T83_29"><text:s/></text:span><text:span text:style-name="T83_30">Time</text:span><text:span text:style-name="T83_31"><text:s/></text:span><text:span text:style-name="T83_32">Clock</text:span><text:span text:style-name="T83_33"><text:s/></text:span></text:p>
      <text:p text:style-name="P84"/>
      <text:p text:style-name="P85"><text:span text:style-name="T85_1">-<text:s/></text:span><text:span text:style-name="T85_2">TimeRTCLog</text:span><text:span text:style-name="T85_3"><text:s/></text:span><text:span text:style-name="T85_4">demonstrates</text:span><text:span text:style-name="T85_5"><text:s/></text:span><text:span text:style-name="T85_6">how</text:span><text:span text:style-name="T85_7"><text:s/></text:span><text:span text:style-name="T85_8">to</text:span><text:span text:style-name="T85_9"><text:s/></text:span><text:span text:style-name="T85_10">calculate</text:span><text:span text:style-name="T85_11"><text:s/></text:span><text:span text:style-name="T85_12">the</text:span><text:span text:style-name="T85_13"><text:s/></text:span><text:span text:style-name="T85_14">difference</text:span><text:span text:style-name="T85_15"><text:s/></text:span><text:span text:style-name="T85_16">between</text:span><text:span text:style-name="T85_17"><text:s/></text:span><text:span text:style-name="T85_18">times</text:span><text:span text:style-name="T85_19">.<text:s/></text:span></text:p>
      <text:p text:style-name="P86"><text:span text:style-name="T86_1"><text:s text:c="2"/></text:span><text:span text:style-name="T86_2">It</text:span><text:span text:style-name="T86_3"><text:s/></text:span><text:span text:style-name="T86_4">is</text:span><text:span text:style-name="T86_5"><text:s/></text:span><text:span text:style-name="T86_6">a</text:span><text:span text:style-name="T86_7"><text:s/></text:span><text:span text:style-name="T86_8">vary</text:span><text:span text:style-name="T86_9"><text:s/></text:span><text:span text:style-name="T86_10">simple</text:span><text:span text:style-name="T86_11"><text:s/></text:span><text:span text:style-name="T86_12">logger</text:span><text:span text:style-name="T86_13"><text:s/></text:span><text:span text:style-name="T86_14">application</text:span><text:span text:style-name="T86_15"><text:s/></text:span><text:span text:style-name="T86_16">that</text:span><text:span text:style-name="T86_17"><text:s/></text:span><text:span text:style-name="T86_18">monitors</text:span><text:span text:style-name="T86_19"><text:s/></text:span><text:span text:style-name="T86_20">events</text:span><text:span text:style-name="T86_21"><text:s/></text:span><text:span text:style-name="T86_22">on</text:span><text:span text:style-name="T86_23"><text:s/></text:span><text:span text:style-name="T86_24">digtial</text:span><text:span text:style-name="T86_25"><text:s/></text:span><text:span text:style-name="T86_26">pins</text:span></text:p>
      <text:p text:style-name="P87"><text:span text:style-name="T87_1"><text:s text:c="2"/></text:span><text:span text:style-name="T87_2">and</text:span><text:span text:style-name="T87_3"><text:s/></text:span><text:span text:style-name="T87_4">prints</text:span><text:span text:style-name="T87_5"><text:s/>(</text:span><text:span text:style-name="T87_6">to</text:span><text:span text:style-name="T87_7"><text:s/></text:span><text:span text:style-name="T87_8">the</text:span><text:span text:style-name="T87_9"><text:s/></text:span><text:span text:style-name="T87_10">serial</text:span><text:span text:style-name="T87_11"><text:s/></text:span><text:span text:style-name="T87_12">port</text:span><text:span text:style-name="T87_13">)<text:s/></text:span><text:span text:style-name="T87_14">the</text:span><text:span text:style-name="T87_15"><text:s/></text:span><text:span text:style-name="T87_16">time</text:span><text:span text:style-name="T87_17"><text:s/></text:span><text:span text:style-name="T87_18">of</text:span><text:span text:style-name="T87_19"><text:s/></text:span><text:span text:style-name="T87_20">an</text:span><text:span text:style-name="T87_21"><text:s/></text:span><text:span text:style-name="T87_22">event</text:span><text:span text:style-name="T87_23"><text:s/></text:span><text:span text:style-name="T87_24">and</text:span><text:span text:style-name="T87_25"><text:s/></text:span><text:span text:style-name="T87_26">the</text:span><text:span text:style-name="T87_27"><text:s/></text:span><text:span text:style-name="T87_28">time</text:span><text:span text:style-name="T87_29"><text:s/></text:span><text:span text:style-name="T87_30">period</text:span><text:span text:style-name="T87_31"><text:s/></text:span><text:span text:style-name="T87_32">since</text:span><text:span text:style-name="T87_33"><text:s/></text:span><text:span text:style-name="T87_34">the</text:span><text:span text:style-name="T87_35"><text:s/></text:span><text:span text:style-name="T87_36">previous</text:span><text:span text:style-name="T87_37"><text:s/></text:span><text:span text:style-name="T87_38">event</text:span><text:span text:style-name="T87_39">.</text:span></text:p>
      <text:p text:style-name="P88"><text:span text:style-name="T88_1"><text:s text:c="2"/></text:span></text:p>
      <text:p text:style-name="P89"><text:span text:style-name="T89_1">-<text:s/></text:span><text:span text:style-name="T89_2">TimeNTP</text:span><text:span text:style-name="T89_3"><text:s/></text:span><text:span text:style-name="T89_4">uses</text:span><text:span text:style-name="T89_5"><text:s/></text:span><text:span text:style-name="T89_6">the</text:span><text:span text:style-name="T89_7"><text:s/></text:span><text:span text:style-name="T89_8">Arduino</text:span><text:span text:style-name="T89_9"><text:s/></text:span><text:span text:style-name="T89_10">Ethernet</text:span><text:span text:style-name="T89_11"><text:s/></text:span><text:span text:style-name="T89_12">shield</text:span><text:span text:style-name="T89_13"><text:s/></text:span><text:span text:style-name="T89_14">to</text:span><text:span text:style-name="T89_15"><text:s/></text:span><text:span text:style-name="T89_16">access</text:span><text:span text:style-name="T89_17"><text:s/></text:span><text:span text:style-name="T89_18">time</text:span><text:span text:style-name="T89_19"><text:s/></text:span><text:span text:style-name="T89_20">using</text:span><text:span text:style-name="T89_21"><text:s/></text:span><text:span text:style-name="T89_22">the</text:span><text:span text:style-name="T89_23"><text:s/></text:span><text:span text:style-name="T89_24">internet</text:span><text:span text:style-name="T89_25"><text:s/></text:span><text:span text:style-name="T89_26">NTP</text:span><text:span text:style-name="T89_27"><text:s/></text:span><text:span text:style-name="T89_28">time</text:span><text:span text:style-name="T89_29"><text:s/></text:span><text:span text:style-name="T89_30">service</text:span><text:span text:style-name="T89_31">.</text:span></text:p>
      <text:p text:style-name="P90"><text:span text:style-name="T90_1"><text:s text:c="2"/></text:span><text:span text:style-name="T90_2">The</text:span><text:span text:style-name="T90_3"><text:s/></text:span><text:span text:style-name="T90_4">NTP</text:span><text:span text:style-name="T90_5"><text:s/></text:span><text:span text:style-name="T90_6">protocol</text:span><text:span text:style-name="T90_7"><text:s/></text:span><text:span text:style-name="T90_8">uses</text:span><text:span text:style-name="T90_9"><text:s/></text:span><text:span text:style-name="T90_10">UDP</text:span><text:span text:style-name="T90_11"><text:s/></text:span><text:span text:style-name="T90_12">and</text:span><text:span text:style-name="T90_13"><text:s/></text:span><text:span text:style-name="T90_14">the</text:span><text:span text:style-name="T90_15"><text:s/></text:span><text:span text:style-name="T90_16">UdpBytewise</text:span><text:span text:style-name="T90_17"><text:s/></text:span><text:span text:style-name="T90_18">library</text:span><text:span text:style-name="T90_19"><text:s/></text:span><text:span text:style-name="T90_20">is</text:span><text:span text:style-name="T90_21"><text:s/></text:span><text:span text:style-name="T90_22">required</text:span><text:span text:style-name="T90_23">,<text:s/></text:span><text:span text:style-name="T90_24">see</text:span><text:span text:style-name="T90_25">:</text:span></text:p>
      <text:p text:style-name="P91"><text:span text:style-name="T91_1"><text:s text:c="2"/></text:span><text:span text:style-name="T91_2">http</text:span><text:span text:style-name="T91_3">://</text:span><text:span text:style-name="T91_4">bitbucket</text:span><text:span text:style-name="T91_5">.</text:span><text:span text:style-name="T91_6">org</text:span><text:span text:style-name="T91_7">/</text:span><text:span text:style-name="T91_8">bjoern</text:span><text:span text:style-name="T91_9">/</text:span><text:span text:style-name="T91_10">arduino</text:span><text:span text:style-name="T91_11">_</text:span><text:span text:style-name="T91_12">osc</text:span><text:span text:style-name="T91_13">/</text:span><text:span text:style-name="T91_14">src</text:span><text:span text:style-name="T91_15">/14667490521</text:span><text:span text:style-name="T91_16">f</text:span><text:span text:style-name="T91_17">/</text:span><text:span text:style-name="T91_18">libraries</text:span><text:span text:style-name="T91_19">/</text:span><text:span text:style-name="T91_20">Ethernet</text:span><text:span text:style-name="T91_21">/</text:span></text:p>
      <text:p text:style-name="P92"/>
      <text:p text:style-name="P93"><text:span text:style-name="T93_1">-</text:span><text:span text:style-name="T93_2">TimeGPS</text:span><text:span text:style-name="T93_3"><text:s/></text:span><text:span text:style-name="T93_4">gets</text:span><text:span text:style-name="T93_5"><text:s/></text:span><text:span text:style-name="T93_6">time</text:span><text:span text:style-name="T93_7"><text:s/></text:span><text:span text:style-name="T93_8">from</text:span><text:span text:style-name="T93_9"><text:s/></text:span><text:span text:style-name="T93_10">a</text:span><text:span text:style-name="T93_11"><text:s/></text:span><text:span text:style-name="T93_12">GPS</text:span></text:p>
      <text:p text:style-name="P94"><text:span text:style-name="T94_1"><text:s/></text:span><text:span text:style-name="T94_2">This</text:span><text:span text:style-name="T94_3"><text:s/></text:span><text:span text:style-name="T94_4">requires</text:span><text:span text:style-name="T94_5"><text:s/></text:span><text:span text:style-name="T94_6">the</text:span><text:span text:style-name="T94_7"><text:s/></text:span><text:span text:style-name="T94_8">TinyGPS</text:span><text:span text:style-name="T94_9"><text:s/></text:span><text:span text:style-name="T94_10">and</text:span><text:span text:style-name="T94_11"><text:s/></text:span><text:span text:style-name="T94_12">NewSoftSerial</text:span><text:span text:style-name="T94_13"><text:s/></text:span><text:span text:style-name="T94_14">libraries</text:span><text:span text:style-name="T94_15"><text:s/></text:span><text:span text:style-name="T94_16">from</text:span><text:span text:style-name="T94_17"><text:s/></text:span><text:span text:style-name="T94_18">Mikal</text:span><text:span text:style-name="T94_19"><text:s/></text:span><text:span text:style-name="T94_20">Hart</text:span><text:span text:style-name="T94_21">:</text:span></text:p>
      <text:p text:style-name="P95"><text:span text:style-name="T95_1"><text:s/></text:span><text:span text:style-name="T95_2">http</text:span><text:span text:style-name="T95_3">://</text:span><text:span text:style-name="T95_4">arduiniana</text:span><text:span text:style-name="T95_5">.</text:span><text:span text:style-name="T95_6">org</text:span><text:span text:style-name="T95_7">/</text:span><text:span text:style-name="T95_8">libraries</text:span><text:span text:style-name="T95_9">/</text:span><text:span text:style-name="T95_10">TinyGPS</text:span><text:span text:style-name="T95_11"><text:s/></text:span><text:span text:style-name="T95_12">and</text:span><text:span text:style-name="T95_13"><text:s/></text:span><text:span text:style-name="T95_14">http</text:span><text:span text:style-name="T95_15">://</text:span><text:span text:style-name="T95_16">arduiniana</text:span><text:span text:style-name="T95_17">.</text:span><text:span text:style-name="T95_18">org</text:span><text:span text:style-name="T95_19">/</text:span><text:span text:style-name="T95_20">libraries</text:span><text:span text:style-name="T95_21">/</text:span><text:span text:style-name="T95_22">newsoftserial</text:span><text:span text:style-name="T95_23">/</text:span></text:p>
      <text:p text:style-name="P96"/>
      <text:p text:style-name="P97"><text:span text:style-name="T97_1">Differences</text:span><text:span text:style-name="T97_2"><text:s/></text:span><text:span text:style-name="T97_3">between</text:span><text:span text:style-name="T97_4"><text:s/></text:span><text:span text:style-name="T97_5">this</text:span><text:span text:style-name="T97_6"><text:s/></text:span><text:span text:style-name="T97_7">code</text:span><text:span text:style-name="T97_8"><text:s/></text:span><text:span text:style-name="T97_9">and</text:span><text:span text:style-name="T97_10"><text:s/></text:span><text:span text:style-name="T97_11">the</text:span><text:span text:style-name="T97_12"><text:s/></text:span><text:span text:style-name="T97_13">playground</text:span><text:span text:style-name="T97_14"><text:s/></text:span><text:span text:style-name="T97_15">DateTime</text:span><text:span text:style-name="T97_16"><text:s/></text:span><text:span text:style-name="T97_17">library</text:span></text:p>
      <text:p text:style-name="P98"><text:span text:style-name="T98_1">although</text:span><text:span text:style-name="T98_2"><text:s/></text:span><text:span text:style-name="T98_3">the</text:span><text:span text:style-name="T98_4"><text:s/></text:span><text:span text:style-name="T98_5">Time</text:span><text:span text:style-name="T98_6"><text:s/></text:span><text:span text:style-name="T98_7">library</text:span><text:span text:style-name="T98_8"><text:s/></text:span><text:span text:style-name="T98_9">is</text:span><text:span text:style-name="T98_10"><text:s/></text:span><text:span text:style-name="T98_11">based</text:span><text:span text:style-name="T98_12"><text:s/></text:span><text:span text:style-name="T98_13">on</text:span><text:span text:style-name="T98_14"><text:s/></text:span><text:span text:style-name="T98_15">the</text:span><text:span text:style-name="T98_16"><text:s/></text:span><text:span text:style-name="T98_17">DateTime</text:span><text:span text:style-name="T98_18"><text:s/></text:span><text:span text:style-name="T98_19">codebase</text:span><text:span text:style-name="T98_20">,<text:s/></text:span><text:span text:style-name="T98_21">the</text:span><text:span text:style-name="T98_22"><text:s/></text:span><text:span text:style-name="T98_23">API</text:span><text:span text:style-name="T98_24"><text:s/></text:span><text:span text:style-name="T98_25">has</text:span><text:span text:style-name="T98_26"><text:s/></text:span><text:span text:style-name="T98_27">changed</text:span><text:span text:style-name="T98_28">.</text:span></text:p>
      <text:p text:style-name="P99"><text:span text:style-name="T99_1">Changes</text:span><text:span text:style-name="T99_2"><text:s/></text:span><text:span text:style-name="T99_3">in</text:span><text:span text:style-name="T99_4"><text:s/></text:span><text:span text:style-name="T99_5">the</text:span><text:span text:style-name="T99_6"><text:s/></text:span><text:span text:style-name="T99_7">Time</text:span><text:span text:style-name="T99_8"><text:s/></text:span><text:span text:style-name="T99_9">library</text:span><text:span text:style-name="T99_10"><text:s/></text:span><text:span text:style-name="T99_11">API</text:span><text:span text:style-name="T99_12">:</text:span></text:p>
      <text:p text:style-name="P100"><text:span text:style-name="T100_1">-<text:s/></text:span><text:span text:style-name="T100_2">time</text:span><text:span text:style-name="T100_3"><text:s/></text:span><text:span text:style-name="T100_4">elements</text:span><text:span text:style-name="T100_5"><text:s/></text:span><text:span text:style-name="T100_6">are</text:span><text:span text:style-name="T100_7"><text:s/></text:span><text:span text:style-name="T100_8">functions</text:span><text:span text:style-name="T100_9"><text:s/></text:span><text:span text:style-name="T100_10">returning</text:span><text:span text:style-name="T100_11"><text:s/></text:span><text:span text:style-name="T100_12">int</text:span><text:span text:style-name="T100_13"><text:s/>(</text:span><text:span text:style-name="T100_14">they</text:span><text:span text:style-name="T100_15"><text:s/></text:span><text:span text:style-name="T100_16">are</text:span><text:span text:style-name="T100_17"><text:s/></text:span><text:span text:style-name="T100_18">variables</text:span><text:span text:style-name="T100_19"><text:s/></text:span><text:span text:style-name="T100_20">in</text:span><text:span text:style-name="T100_21"><text:s/></text:span><text:span text:style-name="T100_22">DateTime</text:span><text:span text:style-name="T100_23">)</text:span></text:p>
      <text:p text:style-name="P101"><text:span text:style-name="T101_1">-<text:s/></text:span><text:span text:style-name="T101_2">Years</text:span><text:span text:style-name="T101_3"><text:s/></text:span><text:span text:style-name="T101_4">start</text:span><text:span text:style-name="T101_5"><text:s/></text:span><text:span text:style-name="T101_6">from</text:span><text:span text:style-name="T101_7"><text:s/>1970<text:s/></text:span></text:p>
      <text:p text:style-name="P102"><text:span text:style-name="T102_1">-<text:s/></text:span><text:span text:style-name="T102_2">days</text:span><text:span text:style-name="T102_3"><text:s/></text:span><text:span text:style-name="T102_4">of</text:span><text:span text:style-name="T102_5"><text:s/></text:span><text:span text:style-name="T102_6">the</text:span><text:span text:style-name="T102_7"><text:s/></text:span><text:span text:style-name="T102_8">week</text:span><text:span text:style-name="T102_9"><text:s/></text:span><text:span text:style-name="T102_10">and</text:span><text:span text:style-name="T102_11"><text:s/></text:span><text:span text:style-name="T102_12">months</text:span><text:span text:style-name="T102_13"><text:s/></text:span><text:span text:style-name="T102_14">start</text:span><text:span text:style-name="T102_15"><text:s/></text:span><text:span text:style-name="T102_16">from</text:span><text:span text:style-name="T102_17"><text:s/>1<text:s/>(</text:span><text:span text:style-name="T102_18">they</text:span><text:span text:style-name="T102_19"><text:s/></text:span><text:span text:style-name="T102_20">start</text:span><text:span text:style-name="T102_21"><text:s/></text:span><text:span text:style-name="T102_22">from</text:span><text:span text:style-name="T102_23"><text:s/>0<text:s/></text:span><text:span text:style-name="T102_24">in</text:span><text:span text:style-name="T102_25"><text:s/></text:span><text:span text:style-name="T102_26">DateTime</text:span><text:span text:style-name="T102_27">)</text:span></text:p>
      <text:p text:style-name="P103"><text:span text:style-name="T103_1">-<text:s/></text:span><text:span text:style-name="T103_2">DateStrings</text:span><text:span text:style-name="T103_3"><text:s/></text:span><text:span text:style-name="T103_4">do</text:span><text:span text:style-name="T103_5"><text:s/></text:span><text:span text:style-name="T103_6">not</text:span><text:span text:style-name="T103_7"><text:s/></text:span><text:span text:style-name="T103_8">require</text:span><text:span text:style-name="T103_9"><text:s/></text:span><text:span text:style-name="T103_10">a</text:span><text:span text:style-name="T103_11"><text:s/></text:span><text:span text:style-name="T103_12">seperate</text:span><text:span text:style-name="T103_13"><text:s/></text:span><text:span text:style-name="T103_14">library</text:span></text:p>
      <text:p text:style-name="P104"><text:span text:style-name="T104_1">-<text:s/></text:span><text:span text:style-name="T104_2">time</text:span><text:span text:style-name="T104_3"><text:s/></text:span><text:span text:style-name="T104_4">elements</text:span><text:span text:style-name="T104_5"><text:s/></text:span><text:span text:style-name="T104_6">can</text:span><text:span text:style-name="T104_7"><text:s/></text:span><text:span text:style-name="T104_8">be</text:span><text:span text:style-name="T104_9"><text:s/></text:span><text:span text:style-name="T104_10">accessed</text:span><text:span text:style-name="T104_11"><text:s/></text:span><text:span text:style-name="T104_12">non</text:span><text:span text:style-name="T104_13">-</text:span><text:span text:style-name="T104_14">atomically</text:span><text:span text:style-name="T104_15"><text:s/>(</text:span><text:span text:style-name="T104_16">in</text:span><text:span text:style-name="T104_17"><text:s/></text:span><text:span text:style-name="T104_18">DateTime</text:span><text:span text:style-name="T104_19"><text:s/></text:span><text:span text:style-name="T104_20">they</text:span><text:span text:style-name="T104_21"><text:s/></text:span><text:span text:style-name="T104_22">are</text:span><text:span text:style-name="T104_23"><text:s/></text:span><text:span text:style-name="T104_24">always</text:span><text:span text:style-name="T104_25"><text:s/></text:span><text:span text:style-name="T104_26">atomic</text:span><text:span text:style-name="T104_27">)</text:span></text:p>
      <text:p text:style-name="P105"><text:span text:style-name="T105_1">-<text:s/></text:span><text:span text:style-name="T105_2">function</text:span><text:span text:style-name="T105_3"><text:s/></text:span><text:span text:style-name="T105_4">added</text:span><text:span text:style-name="T105_5"><text:s/></text:span><text:span text:style-name="T105_6">to</text:span><text:span text:style-name="T105_7"><text:s/></text:span><text:span text:style-name="T105_8">automatically</text:span><text:span text:style-name="T105_9"><text:s/></text:span><text:span text:style-name="T105_10">sync</text:span><text:span text:style-name="T105_11"><text:s/></text:span><text:span text:style-name="T105_12">time</text:span><text:span text:style-name="T105_13"><text:s/></text:span><text:span text:style-name="T105_14">with</text:span><text:span text:style-name="T105_15"><text:s/></text:span><text:span text:style-name="T105_16">extrnal</text:span><text:span text:style-name="T105_17"><text:s/></text:span><text:span text:style-name="T105_18">source</text:span></text:p>
      <text:p text:style-name="P106"><text:span text:style-name="T106_1">-<text:s/></text:span><text:span text:style-name="T106_2">localTime</text:span><text:span text:style-name="T106_3"><text:s/></text:span><text:span text:style-name="T106_4">and</text:span><text:span text:style-name="T106_5"><text:s/></text:span><text:span text:style-name="T106_6">maketime</text:span><text:span text:style-name="T106_7"><text:s/></text:span><text:span text:style-name="T106_8">parameters</text:span><text:span text:style-name="T106_9"><text:s/></text:span><text:span text:style-name="T106_10">changed</text:span><text:span text:style-name="T106_11">,<text:s/></text:span><text:span text:style-name="T106_12">localTime</text:span><text:span text:style-name="T106_13"><text:s/></text:span><text:span text:style-name="T106_14">renamed</text:span><text:span text:style-name="T106_15"><text:s/></text:span><text:span text:style-name="T106_16">to</text:span><text:span text:style-name="T106_17"><text:s/></text:span><text:span text:style-name="T106_18">breakTime</text:span></text:p>
      <text:p text:style-name="P107"><text:span text:style-name="T107_1"><text:s/></text:span></text:p>
      <text:p text:style-name="P108"><text:span text:style-name="T108_1">Technical</text:span><text:span text:style-name="T108_2"><text:s/></text:span><text:span text:style-name="T108_3">notes</text:span><text:span text:style-name="T108_4">:</text:span></text:p>
      <text:p text:style-name="P109"/>
      <text:p text:style-name="P110"><text:span text:style-name="T110_1">Internal</text:span><text:span text:style-name="T110_2"><text:s/></text:span><text:span text:style-name="T110_3">system</text:span><text:span text:style-name="T110_4"><text:s/></text:span><text:span text:style-name="T110_5">time</text:span><text:span text:style-name="T110_6"><text:s/></text:span><text:span text:style-name="T110_7">is</text:span><text:span text:style-name="T110_8"><text:s/></text:span><text:span text:style-name="T110_9">based</text:span><text:span text:style-name="T110_10"><text:s/></text:span><text:span text:style-name="T110_11">on</text:span><text:span text:style-name="T110_12"><text:s/></text:span><text:span text:style-name="T110_13">the</text:span><text:span text:style-name="T110_14"><text:s/></text:span><text:span text:style-name="T110_15">standard</text:span><text:span text:style-name="T110_16"><text:s/></text:span><text:span text:style-name="T110_17">Unix</text:span><text:span text:style-name="T110_18"><text:s/></text:span><text:span text:style-name="T110_19">time</text:span><text:span text:style-name="T110_20">_</text:span><text:span text:style-name="T110_21">t</text:span><text:span text:style-name="T110_22">.</text:span></text:p>
      <text:p text:style-name="P111"><text:span text:style-name="T111_1">The</text:span><text:span text:style-name="T111_2"><text:s/></text:span><text:span text:style-name="T111_3">value</text:span><text:span text:style-name="T111_4"><text:s/></text:span><text:span text:style-name="T111_5">is</text:span><text:span text:style-name="T111_6"><text:s/></text:span><text:span text:style-name="T111_7">the</text:span><text:span text:style-name="T111_8"><text:s/></text:span><text:span text:style-name="T111_9">number</text:span><text:span text:style-name="T111_10"><text:s/></text:span><text:span text:style-name="T111_11">of</text:span><text:span text:style-name="T111_12"><text:s/></text:span><text:span text:style-name="T111_13">seconds</text:span><text:span text:style-name="T111_14"><text:s/></text:span><text:span text:style-name="T111_15">since</text:span><text:span text:style-name="T111_16"><text:s/></text:span><text:span text:style-name="T111_17">Jan</text:span><text:span text:style-name="T111_18"><text:s/>1<text:s/>1970.</text:span></text:p>
      <text:p text:style-name="P112"><text:span text:style-name="T112_1">System</text:span><text:span text:style-name="T112_2"><text:s/></text:span><text:span text:style-name="T112_3">time</text:span><text:span text:style-name="T112_4"><text:s/></text:span><text:span text:style-name="T112_5">begins</text:span><text:span text:style-name="T112_6"><text:s/></text:span><text:span text:style-name="T112_7">at</text:span><text:span text:style-name="T112_8"><text:s/></text:span><text:span text:style-name="T112_9">zero</text:span><text:span text:style-name="T112_10"><text:s/></text:span><text:span text:style-name="T112_11">when</text:span><text:span text:style-name="T112_12"><text:s/></text:span><text:span text:style-name="T112_13">the</text:span><text:span text:style-name="T112_14"><text:s/></text:span><text:span text:style-name="T112_15">sketch</text:span><text:span text:style-name="T112_16"><text:s/></text:span><text:span text:style-name="T112_17">starts</text:span><text:span text:style-name="T112_18">.</text:span></text:p>
      <text:p text:style-name="P113"><text:span text:style-name="T113_1"><text:s text:c="2"/></text:span></text:p>
      <text:p text:style-name="P114"><text:span text:style-name="T114_1">The</text:span><text:span text:style-name="T114_2"><text:s/></text:span><text:span text:style-name="T114_3">internal</text:span><text:span text:style-name="T114_4"><text:s/></text:span><text:span text:style-name="T114_5">time</text:span><text:span text:style-name="T114_6"><text:s/></text:span><text:span text:style-name="T114_7">can</text:span><text:span text:style-name="T114_8"><text:s/></text:span><text:span text:style-name="T114_9">be</text:span><text:span text:style-name="T114_10"><text:s/></text:span><text:span text:style-name="T114_11">automatically</text:span><text:span text:style-name="T114_12"><text:s/></text:span><text:span text:style-name="T114_13">synchronized</text:span><text:span text:style-name="T114_14"><text:s/></text:span><text:span text:style-name="T114_15">at</text:span><text:span text:style-name="T114_16"><text:s/></text:span><text:span text:style-name="T114_17">regular</text:span><text:span text:style-name="T114_18"><text:s/></text:span><text:span text:style-name="T114_19">intervals</text:span><text:span text:style-name="T114_20"><text:s/></text:span><text:span text:style-name="T114_21">to</text:span><text:span text:style-name="T114_22"><text:s/></text:span><text:span text:style-name="T114_23">an</text:span><text:span text:style-name="T114_24"><text:s/></text:span><text:span text:style-name="T114_25">external</text:span><text:span text:style-name="T114_26"><text:s/></text:span><text:span text:style-name="T114_27">time</text:span><text:span text:style-name="T114_28"><text:s/></text:span><text:span text:style-name="T114_29">source</text:span><text:span text:style-name="T114_30">.</text:span></text:p>
      <text:p text:style-name="P115"><text:span text:style-name="T115_1">This</text:span><text:span text:style-name="T115_2"><text:s/></text:span><text:span text:style-name="T115_3">is</text:span><text:span text:style-name="T115_4"><text:s/></text:span><text:span text:style-name="T115_5">enabled</text:span><text:span text:style-name="T115_6"><text:s/></text:span><text:span text:style-name="T115_7">by</text:span><text:span text:style-name="T115_8"><text:s/></text:span><text:span text:style-name="T115_9">calling</text:span><text:span text:style-name="T115_10"><text:s/></text:span><text:span text:style-name="T115_11">the</text:span><text:span text:style-name="T115_12"><text:s/></text:span><text:span text:style-name="T115_13">setSyncProvider</text:span><text:span text:style-name="T115_14">(</text:span><text:span text:style-name="T115_15">provider</text:span><text:span text:style-name="T115_16">)<text:s/></text:span><text:span text:style-name="T115_17">function</text:span><text:span text:style-name="T115_18"><text:s/>-<text:s/></text:span><text:span text:style-name="T115_19">the</text:span><text:span text:style-name="T115_20"><text:s/></text:span><text:span text:style-name="T115_21">provider</text:span><text:span text:style-name="T115_22"><text:s/></text:span><text:span text:style-name="T115_23">argument</text:span><text:span text:style-name="T115_24"><text:s/></text:span><text:span text:style-name="T115_25">is</text:span></text:p>
      <text:p text:style-name="P116"><text:span text:style-name="T116_1">the</text:span><text:span text:style-name="T116_2"><text:s/></text:span><text:span text:style-name="T116_3">address</text:span><text:span text:style-name="T116_4"><text:s/></text:span><text:span text:style-name="T116_5">of</text:span><text:span text:style-name="T116_6"><text:s/></text:span><text:span text:style-name="T116_7">a</text:span><text:span text:style-name="T116_8"><text:s/></text:span><text:span text:style-name="T116_9">function</text:span><text:span text:style-name="T116_10"><text:s/></text:span><text:span text:style-name="T116_11">that</text:span><text:span text:style-name="T116_12"><text:s/></text:span><text:span text:style-name="T116_13">returns</text:span><text:span text:style-name="T116_14"><text:s/></text:span><text:span text:style-name="T116_15">the</text:span><text:span text:style-name="T116_16"><text:s/></text:span><text:span text:style-name="T116_17">current</text:span><text:span text:style-name="T116_18"><text:s/></text:span><text:span text:style-name="T116_19">time</text:span><text:span text:style-name="T116_20"><text:s/></text:span><text:span text:style-name="T116_21">as</text:span><text:span text:style-name="T116_22"><text:s/></text:span><text:span text:style-name="T116_23">a</text:span><text:span text:style-name="T116_24"><text:s/></text:span><text:span text:style-name="T116_25">time</text:span><text:span text:style-name="T116_26">_</text:span><text:span text:style-name="T116_27">t</text:span><text:span text:style-name="T116_28">.</text:span></text:p>
      <text:p text:style-name="P117"><text:span text:style-name="T117_1">See</text:span><text:span text:style-name="T117_2"><text:s/></text:span><text:span text:style-name="T117_3">the</text:span><text:span text:style-name="T117_4"><text:s/></text:span><text:span text:style-name="T117_5">sketches</text:span><text:span text:style-name="T117_6"><text:s/></text:span><text:span text:style-name="T117_7">in</text:span><text:span text:style-name="T117_8"><text:s/></text:span><text:span text:style-name="T117_9">the</text:span><text:span text:style-name="T117_10"><text:s/></text:span><text:span text:style-name="T117_11">examples</text:span><text:span text:style-name="T117_12"><text:s/></text:span><text:span text:style-name="T117_13">directory</text:span><text:span text:style-name="T117_14"><text:s/></text:span><text:span text:style-name="T117_15">for</text:span><text:span text:style-name="T117_16"><text:s/></text:span><text:span text:style-name="T117_17">usage</text:span><text:span text:style-name="T117_18">.</text:span></text:p>
      <text:p text:style-name="P118"/>
      <text:p text:style-name="P119"><text:span text:style-name="T119_1">The</text:span><text:span text:style-name="T119_2"><text:s/></text:span><text:span text:style-name="T119_3">default</text:span><text:span text:style-name="T119_4"><text:s/></text:span><text:span text:style-name="T119_5">interval</text:span><text:span text:style-name="T119_6"><text:s/></text:span><text:span text:style-name="T119_7">for</text:span><text:span text:style-name="T119_8"><text:s/></text:span><text:span text:style-name="T119_9">re</text:span><text:span text:style-name="T119_10">-</text:span><text:span text:style-name="T119_11">syncing</text:span><text:span text:style-name="T119_12"><text:s/></text:span><text:span text:style-name="T119_13">the</text:span><text:span text:style-name="T119_14"><text:s/></text:span><text:span text:style-name="T119_15">time</text:span><text:span text:style-name="T119_16"><text:s/></text:span><text:span text:style-name="T119_17">is</text:span><text:span text:style-name="T119_18"><text:s/>5<text:s/></text:span><text:span text:style-name="T119_19">minutes</text:span><text:span text:style-name="T119_20"><text:s/></text:span><text:span text:style-name="T119_21">but</text:span><text:span text:style-name="T119_22"><text:s/></text:span><text:span text:style-name="T119_23">can</text:span><text:span text:style-name="T119_24"><text:s/></text:span><text:span text:style-name="T119_25">be</text:span><text:span text:style-name="T119_26"><text:s/></text:span><text:span text:style-name="T119_27">changed</text:span><text:span text:style-name="T119_28"><text:s/></text:span><text:span text:style-name="T119_29">by</text:span><text:span text:style-name="T119_30"><text:s/></text:span><text:span text:style-name="T119_31">calling</text:span><text:span text:style-name="T119_32"><text:s/></text:span><text:span text:style-name="T119_33">the</text:span><text:span text:style-name="T119_34"><text:s/></text:span></text:p>
      <text:p text:style-name="P120"><text:span text:style-name="T120_1">setSyncInterval</text:span><text:span text:style-name="T120_2">(<text:s/></text:span><text:span text:style-name="T120_3">interval</text:span><text:span text:style-name="T120_4">)<text:s/></text:span><text:span text:style-name="T120_5">method</text:span><text:span text:style-name="T120_6"><text:s/></text:span><text:span text:style-name="T120_7">to</text:span><text:span text:style-name="T120_8"><text:s/></text:span><text:span text:style-name="T120_9">set</text:span><text:span text:style-name="T120_10"><text:s/></text:span><text:span text:style-name="T120_11">the</text:span><text:span text:style-name="T120_12"><text:s/></text:span><text:span text:style-name="T120_13">number</text:span><text:span text:style-name="T120_14"><text:s/></text:span><text:span text:style-name="T120_15">of</text:span><text:span text:style-name="T120_16"><text:s/></text:span><text:span text:style-name="T120_17">seconds</text:span><text:span text:style-name="T120_18"><text:s/></text:span><text:span text:style-name="T120_19">between</text:span><text:span text:style-name="T120_20"><text:s/></text:span><text:span text:style-name="T120_21">re</text:span><text:span text:style-name="T120_22">-</text:span><text:span text:style-name="T120_23">sync</text:span><text:span text:style-name="T120_24"><text:s/></text:span><text:span text:style-name="T120_25">attempts</text:span><text:span text:style-name="T120_26">.</text:span></text:p>
      <text:p text:style-name="P121"/>
      <text:p text:style-name="P122"><text:span text:style-name="T122_1">The</text:span><text:span text:style-name="T122_2"><text:s/></text:span><text:span text:style-name="T122_3">Time</text:span><text:span text:style-name="T122_4"><text:s/></text:span><text:span text:style-name="T122_5">library</text:span><text:span text:style-name="T122_6"><text:s/></text:span><text:span text:style-name="T122_7">defines</text:span><text:span text:style-name="T122_8"><text:s/></text:span><text:span text:style-name="T122_9">a</text:span><text:span text:style-name="T122_10"><text:s/></text:span><text:span text:style-name="T122_11">structure</text:span><text:span text:style-name="T122_12"><text:s/></text:span><text:span text:style-name="T122_13">for</text:span><text:span text:style-name="T122_14"><text:s/></text:span><text:span text:style-name="T122_15">holding</text:span><text:span text:style-name="T122_16"><text:s/></text:span><text:span text:style-name="T122_17">time</text:span><text:span text:style-name="T122_18"><text:s/></text:span><text:span text:style-name="T122_19">elements</text:span><text:span text:style-name="T122_20"><text:s/></text:span><text:span text:style-name="T122_21">that</text:span><text:span text:style-name="T122_22"><text:s/></text:span><text:span text:style-name="T122_23">is</text:span><text:span text:style-name="T122_24"><text:s/></text:span><text:span text:style-name="T122_25">a</text:span><text:span text:style-name="T122_26"><text:s/></text:span><text:span text:style-name="T122_27">compact</text:span><text:span text:style-name="T122_28"><text:s/></text:span><text:span text:style-name="T122_29">version</text:span><text:span text:style-name="T122_30"><text:s/></text:span><text:span text:style-name="T122_31">of</text:span><text:span text:style-name="T122_32"><text:s/></text:span><text:span text:style-name="T122_33">the</text:span><text:span text:style-name="T122_34"><text:s text:c="2"/></text:span><text:span text:style-name="T122_35">C</text:span><text:span text:style-name="T122_36"><text:s/></text:span><text:span text:style-name="T122_37">tm</text:span><text:span text:style-name="T122_38"><text:s/></text:span><text:span text:style-name="T122_39">structure</text:span><text:span text:style-name="T122_40">.</text:span></text:p>
      <text:p text:style-name="P123"><text:span text:style-name="T123_1">All</text:span><text:span text:style-name="T123_2"><text:s/></text:span><text:span text:style-name="T123_3">the</text:span><text:span text:style-name="T123_4"><text:s/></text:span><text:span text:style-name="T123_5">members</text:span><text:span text:style-name="T123_6"><text:s/></text:span><text:span text:style-name="T123_7">of</text:span><text:span text:style-name="T123_8"><text:s/></text:span><text:span text:style-name="T123_9">the</text:span><text:span text:style-name="T123_10"><text:s/></text:span><text:span text:style-name="T123_11">Arduino</text:span><text:span text:style-name="T123_12"><text:s/></text:span><text:span text:style-name="T123_13">tm</text:span><text:span text:style-name="T123_14"><text:s/></text:span><text:span text:style-name="T123_15">structure</text:span><text:span text:style-name="T123_16"><text:s/></text:span><text:span text:style-name="T123_17">are</text:span><text:span text:style-name="T123_18"><text:s/></text:span><text:span text:style-name="T123_19">bytes</text:span><text:span text:style-name="T123_20"><text:s/></text:span><text:span text:style-name="T123_21">and</text:span><text:span text:style-name="T123_22"><text:s/></text:span><text:span text:style-name="T123_23">the</text:span><text:span text:style-name="T123_24"><text:s/></text:span><text:span text:style-name="T123_25">year</text:span><text:span text:style-name="T123_26"><text:s/></text:span><text:span text:style-name="T123_27">is</text:span><text:span text:style-name="T123_28"><text:s/></text:span><text:span text:style-name="T123_29">offset</text:span><text:span text:style-name="T123_30"><text:s/></text:span><text:span text:style-name="T123_31">from</text:span><text:span text:style-name="T123_32"><text:s/>1970.</text:span></text:p>
      <text:p text:style-name="P124"><text:span text:style-name="T124_1">Convenience</text:span><text:span text:style-name="T124_2"><text:s/></text:span><text:span text:style-name="T124_3">macros</text:span><text:span text:style-name="T124_4"><text:s/></text:span><text:span text:style-name="T124_5">provide</text:span><text:span text:style-name="T124_6"><text:s/></text:span><text:span text:style-name="T124_7">conversion</text:span><text:span text:style-name="T124_8"><text:s/></text:span><text:span text:style-name="T124_9">to</text:span><text:span text:style-name="T124_10"><text:s/></text:span><text:span text:style-name="T124_11">and</text:span><text:span text:style-name="T124_12"><text:s/></text:span><text:span text:style-name="T124_13">from</text:span><text:span text:style-name="T124_14"><text:s/></text:span><text:span text:style-name="T124_15">the</text:span><text:span text:style-name="T124_16"><text:s/></text:span><text:span text:style-name="T124_17">Arduino</text:span><text:span text:style-name="T124_18"><text:s/></text:span><text:span text:style-name="T124_19">format</text:span><text:span text:style-name="T124_20">.</text:span></text:p>
      <text:p text:style-name="P125"/>
      <text:p text:style-name="P126"><text:span text:style-name="T126_1">Low</text:span><text:span text:style-name="T126_2"><text:s/></text:span><text:span text:style-name="T126_3">level</text:span><text:span text:style-name="T126_4"><text:s/></text:span><text:span text:style-name="T126_5">functions</text:span><text:span text:style-name="T126_6"><text:s/></text:span><text:span text:style-name="T126_7">to</text:span><text:span text:style-name="T126_8"><text:s/></text:span><text:span text:style-name="T126_9">convert</text:span><text:span text:style-name="T126_10"><text:s/></text:span><text:span text:style-name="T126_11">between</text:span><text:span text:style-name="T126_12"><text:s/></text:span><text:span text:style-name="T126_13">system</text:span><text:span text:style-name="T126_14"><text:s/></text:span><text:span text:style-name="T126_15">time</text:span><text:span text:style-name="T126_16"><text:s/></text:span><text:span text:style-name="T126_17">and</text:span><text:span text:style-name="T126_18"><text:s/></text:span><text:span text:style-name="T126_19">individual</text:span><text:span text:style-name="T126_20"><text:s/></text:span><text:span text:style-name="T126_21">time</text:span><text:span text:style-name="T126_22"><text:s/></text:span><text:span text:style-name="T126_23">elements</text:span><text:span text:style-name="T126_24"><text:s/></text:span><text:span text:style-name="T126_25">are</text:span><text:span text:style-name="T126_26"><text:s/></text:span><text:span text:style-name="T126_27">provided</text:span><text:span text:style-name="T126_28">:<text:s text:c="20"/></text:span></text:p>
      <text:p text:style-name="P127"><text:span text:style-name="T127_1"><text:s text:c="2"/></text:span><text:span text:style-name="T127_2">breakTime</text:span><text:span text:style-name="T127_3">(<text:s/></text:span><text:span text:style-name="T127_4">time</text:span><text:span text:style-name="T127_5">,<text:s/>&amp;</text:span><text:span text:style-name="T127_6">tm</text:span><text:span text:style-name="T127_7">);<text:s text:c="2"/>//<text:s/></text:span><text:span text:style-name="T127_8">break</text:span><text:span text:style-name="T127_9"><text:s/></text:span><text:span text:style-name="T127_10">time</text:span><text:span text:style-name="T127_11">_</text:span><text:span text:style-name="T127_12">t</text:span><text:span text:style-name="T127_13"><text:s/></text:span><text:span text:style-name="T127_14">into</text:span><text:span text:style-name="T127_15"><text:s/></text:span><text:span text:style-name="T127_16">elements</text:span><text:span text:style-name="T127_17"><text:s/></text:span><text:span text:style-name="T127_18">stored</text:span><text:span text:style-name="T127_19"><text:s/></text:span><text:span text:style-name="T127_20">in</text:span><text:span text:style-name="T127_21"><text:s/></text:span><text:span text:style-name="T127_22">tm</text:span><text:span text:style-name="T127_23"><text:s/></text:span><text:span text:style-name="T127_24">struct</text:span></text:p>
      <text:p text:style-name="P128"><text:span text:style-name="T128_1"><text:s text:c="2"/></text:span><text:span text:style-name="T128_2">makeTime</text:span><text:span text:style-name="T128_3">(<text:s/>&amp;</text:span><text:span text:style-name="T128_4">tm</text:span><text:span text:style-name="T128_5">);<text:s text:c="2"/>//<text:s/></text:span><text:span text:style-name="T128_6">return</text:span><text:span text:style-name="T128_7"><text:s/></text:span><text:span text:style-name="T128_8">time</text:span><text:span text:style-name="T128_9">_</text:span><text:span text:style-name="T128_10">t</text:span><text:span text:style-name="T128_11"><text:s text:c="2"/></text:span><text:span text:style-name="T128_12">from</text:span><text:span text:style-name="T128_13"><text:s/></text:span><text:span text:style-name="T128_14">elements</text:span><text:span text:style-name="T128_15"><text:s/></text:span><text:span text:style-name="T128_16">stored</text:span><text:span text:style-name="T128_17"><text:s/></text:span><text:span text:style-name="T128_18">in</text:span><text:span text:style-name="T128_19"><text:s/></text:span><text:span text:style-name="T128_20">tm</text:span><text:span text:style-name="T128_21"><text:s/></text:span><text:span text:style-name="T128_22">struct</text:span><text:span text:style-name="T128_23"><text:s/></text:span></text:p>
      <text:p text:style-name="P129"/>
      <text:p text:style-name="P130"><text:span text:style-name="T130_1">The</text:span><text:span text:style-name="T130_2"><text:s/></text:span><text:span text:style-name="T130_3">DS</text:span><text:span text:style-name="T130_4">1307</text:span><text:span text:style-name="T130_5">RTC</text:span><text:span text:style-name="T130_6"><text:s/></text:span><text:span text:style-name="T130_7">library</text:span><text:span text:style-name="T130_8"><text:s/></text:span><text:span text:style-name="T130_9">included</text:span><text:span text:style-name="T130_10"><text:s/></text:span><text:span text:style-name="T130_11">in</text:span><text:span text:style-name="T130_12"><text:s/></text:span><text:span text:style-name="T130_13">the</text:span><text:span text:style-name="T130_14"><text:s/></text:span><text:span text:style-name="T130_15">download</text:span><text:span text:style-name="T130_16"><text:s/></text:span><text:span text:style-name="T130_17">provides</text:span><text:span text:style-name="T130_18"><text:s/></text:span><text:span text:style-name="T130_19">an</text:span><text:span text:style-name="T130_20"><text:s/></text:span><text:span text:style-name="T130_21">example</text:span><text:span text:style-name="T130_22"><text:s/></text:span><text:span text:style-name="T130_23">of</text:span><text:span text:style-name="T130_24"><text:s/></text:span><text:span text:style-name="T130_25">how</text:span><text:span text:style-name="T130_26"><text:s/></text:span><text:span text:style-name="T130_27">a</text:span><text:span text:style-name="T130_28"><text:s/></text:span><text:span text:style-name="T130_29">time</text:span><text:span text:style-name="T130_30"><text:s/></text:span><text:span text:style-name="T130_31">provider</text:span></text:p>
      <text:p text:style-name="P131"><text:span text:style-name="T131_1">can</text:span><text:span text:style-name="T131_2"><text:s/></text:span><text:span text:style-name="T131_3">use</text:span><text:span text:style-name="T131_4"><text:s/></text:span><text:span text:style-name="T131_5">the</text:span><text:span text:style-name="T131_6"><text:s/></text:span><text:span text:style-name="T131_7">low</text:span><text:span text:style-name="T131_8"><text:s/></text:span><text:span text:style-name="T131_9">level</text:span><text:span text:style-name="T131_10"><text:s/></text:span><text:span text:style-name="T131_11">functions</text:span><text:span text:style-name="T131_12"><text:s/></text:span><text:span text:style-name="T131_13">to</text:span><text:span text:style-name="T131_14"><text:s/></text:span><text:span text:style-name="T131_15">interface</text:span><text:span text:style-name="T131_16"><text:s/></text:span><text:span text:style-name="T131_17">with</text:span><text:span text:style-name="T131_18"><text:s/></text:span><text:span text:style-name="T131_19">the</text:span><text:span text:style-name="T131_20"><text:s/></text:span><text:span text:style-name="T131_21">Time</text:span><text:span text:style-name="T131_22"><text:s/></text:span><text:span text:style-name="T131_23">library</text:span><text:span text:style-name="T131_2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